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nsolas" svg:font-family="Consolas" style:font-family-generic="modern" style:font-pitch="fixed"/>
    <style:font-face style:name="Droid Sans Mono" svg:font-family="'Droid Sans Mono'" style:font-family-generic="system"/>
    <style:font-face style:name="Fira Code" svg:font-family="'Fira Code'" style:font-family-generic="modern" style:font-pitch="fixed"/>
    <style:font-face style:name="Google Sans" svg:font-family="'Google Sans'" style:font-family-generic="system"/>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system" style:font-charset="x-symbol"/>
    <style:font-face style:name="Roboto" svg:font-family="Roboto, 'Noto Sans', ''Noto Sans'" style:font-family-generic="system"/>
    <style:font-face style:name="SFMono-Regular" svg:font-family="SFMono-Regular, Consolas, 'Libe" style:font-family-generic="system"/>
    <style:font-face style:name="Times New Roman" svg:font-family="'Times New Roman'" style:font-family-generic="roman" style:font-pitch="variable"/>
    <style:font-face style:name="apple-system" svg:font-family="apple-system, BlinkMacSystemFon" style:font-family-generic="system"/>
    <style:font-face style:name="apple-system1" svg:font-family="apple-system, system-ui, BlinkM" style:font-family-generic="system"/>
    <style:font-face style:name="ui-monospace" svg:font-family="ui-monospace, SFMono-Regular, '" style:font-family-generic="system"/>
    <style:font-face style:name="var font-family-monospace" svg:font-family="'var font-family-monospace'" style:font-family-generic="system"/>
  </office:font-face-decls>
  <office:automatic-styles>
    <style:style style:name="P1" style:family="paragraph" style:parent-style-name="Text_20_body">
      <style:paragraph-properties fo:margin-top="0cm" fo:margin-bottom="0cm" style:contextual-spacing="false"/>
      <style:text-properties fo:color="#24292e" loext:opacity="100%" style:font-name="apple-system"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 style:family="paragraph" style:parent-style-name="Standard">
      <style:paragraph-properties style:line-height-at-least="0.503cm"/>
      <style:text-properties fo:color="#24292e" loext:opacity="100%" style:font-name="apple-system"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3" style:family="paragraph" style:parent-style-name="Text_20_body">
      <style:paragraph-properties fo:margin-top="0cm" fo:margin-bottom="0.423cm" style:contextual-spacing="false"/>
      <style:text-properties fo:color="#24292e" loext:opacity="100%" style:font-name="apple-system"/>
    </style:style>
    <style:style style:name="P4" style:family="paragraph" style:parent-style-name="Text_20_body">
      <style:paragraph-properties fo:margin-top="0cm" fo:margin-bottom="0cm" style:contextual-spacing="false"/>
      <style:text-properties fo:color="#24292e" loext:opacity="100%" style:font-name="apple-system"/>
    </style:style>
    <style:style style:name="P5" style:family="paragraph" style:parent-style-name="Text_20_body">
      <style:paragraph-properties fo:margin-top="0cm" fo:margin-bottom="0cm" style:contextual-spacing="false"/>
      <style:text-properties fo:color="#24292e" loext:opacity="100%" style:font-name="apple-system" fo:font-weight="bold" style:font-weight-asian="bold" style:font-weight-complex="bold"/>
    </style:style>
    <style:style style:name="P6" style:family="paragraph" style:parent-style-name="Standard">
      <style:text-properties fo:color="#24292e" loext:opacity="100%" style:font-name="apple-system" fo:font-weight="bold" style:font-weight-asian="bold" style:font-weight-complex="bold"/>
    </style:style>
    <style:style style:name="P7" style:family="paragraph" style:parent-style-name="Preformatted_20_Text">
      <style:text-properties fo:color="#24292e" loext:opacity="100%" style:font-name="apple-system" fo:font-size="12pt" fo:font-weight="bold" style:font-size-asian="12pt" style:font-weight-asian="bold" style:font-weight-complex="bold"/>
    </style:style>
    <style:style style:name="P8" style:family="paragraph" style:parent-style-name="Preformatted_20_Text">
      <style:text-properties fo:color="#24292e" loext:opacity="100%" style:font-name="apple-system"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weight-complex="bold"/>
    </style:style>
    <style:style style:name="P9" style:family="paragraph" style:parent-style-name="Preformatted_20_Text">
      <style:text-properties fo:color="#24292e" loext:opacity="100%" style:font-name="apple-system" fo:font-size="12pt" style:font-size-asian="12pt"/>
    </style:style>
    <style:style style:name="P10" style:family="paragraph" style:parent-style-name="Text_20_body">
      <style:paragraph-properties fo:margin-top="0cm" fo:margin-bottom="0cm" style:contextual-spacing="false"/>
    </style:style>
    <style:style style:name="P11" style:family="paragraph" style:parent-style-name="Text_20_body">
      <style:paragraph-properties fo:margin-top="0cm" fo:margin-bottom="0cm" style:contextual-spacing="false" fo:break-before="page"/>
    </style:style>
    <style:style style:name="P12" style:family="paragraph" style:parent-style-name="Standard">
      <style:paragraph-properties style:line-height-at-least="0.503cm"/>
      <style:text-properties fo:color="#6a9955" loext:opacity="100%" style:font-name="Droid Sans Mono" fo:font-size="10.5pt" fo:background-color="#1f1f1f" style:font-size-asian="10.5pt"/>
    </style:style>
    <style:style style:name="P13" style:family="paragraph" style:parent-style-name="Standard">
      <style:paragraph-properties style:line-height-at-least="0.503cm"/>
      <style:text-properties fo:color="#6a9955" loext:opacity="100%" style:font-name="Droid Sans Mono" fo:font-size="10.5pt" fo:background-color="#1e1e1e" style:font-size-asian="10.5pt"/>
    </style:style>
    <style:style style:name="P14" style:family="paragraph" style:parent-style-name="Standard">
      <style:paragraph-properties style:line-height-at-least="0.503cm"/>
    </style:style>
    <style:style style:name="P15" style:family="paragraph" style:parent-style-name="Normal">
      <loext:graphic-properties draw:fill="solid" draw:fill-color="#1f1f1f" draw:opacity="100%"/>
      <style:paragraph-properties style:line-height-at-least="0.503cm" fo:hyphenation-ladder-count="no-limit" fo:background-color="#1f1f1f" style:vertical-align="auto"/>
      <style:text-properties fo:hyphenate="true" loext:hyphenation-no-caps="false" loext:hyphenation-no-last-word="false" loext:hyphenation-word-char-count="no-limit" loext:hyphenation-zone="no-limit"/>
    </style:style>
    <style:style style:name="P16" style:family="paragraph" style:parent-style-name="Normal">
      <loext:graphic-properties draw:fill="solid" draw:fill-color="#1f1f1f" draw:opacity="100%"/>
      <style:paragraph-properties style:line-height-at-least="0.503cm" fo:hyphenation-ladder-count="no-limit" fo:background-color="#1f1f1f" style:vertical-align="auto"/>
      <style:text-properties fo:color="#cccccc" loext:opacity="100%" style:font-name="Consolas" fo:font-size="10.5pt" style:letter-kerning="false" style:font-name-asian="Times New Roman" style:font-size-asian="10.5pt" style:language-asian="fr" style:country-asian="FR" style:font-name-complex="Times New Roman" style:font-size-complex="10.5pt" style:language-complex="ar" style:country-complex="SA" fo:hyphenate="true" loext:hyphenation-no-caps="false" loext:hyphenation-no-last-word="false" loext:hyphenation-word-char-count="no-limit" loext:hyphenation-zone="no-limit"/>
    </style:style>
    <style:style style:name="P17" style:family="paragraph" style:parent-style-name="Standard">
      <style:paragraph-properties style:line-height-at-least="0.503cm"/>
      <style:text-properties fo:color="#cccccc" loext:opacity="100%" style:font-name="Droid Sans Mono" fo:font-size="10.5pt" fo:background-color="#1f1f1f" style:font-size-asian="10.5pt"/>
    </style:style>
    <style:style style:name="P18" style:family="paragraph" style:parent-style-name="Standard">
      <style:paragraph-properties style:line-height-at-least="0.503cm"/>
      <style:text-properties fo:color="#d4d4d4" loext:opacity="100%" style:font-name="Droid Sans Mono" fo:font-size="10.5pt" fo:background-color="#1e1e1e" style:font-size-asian="10.5pt"/>
    </style:style>
    <style:style style:name="P19" style:family="paragraph" style:parent-style-name="Standard">
      <style:text-properties fo:color="#d4d4d4" loext:opacity="100%" style:font-name="Droid Sans Mono" fo:font-size="10.5pt" fo:background-color="#1e1e1e" style:font-size-asian="10.5pt"/>
    </style:style>
    <style:style style:name="P20" style:family="paragraph" style:parent-style-name="Standard">
      <style:paragraph-properties style:line-height-at-least="0.503cm"/>
      <style:text-properties fo:color="#ce9178" loext:opacity="100%" style:font-name="Droid Sans Mono" fo:font-size="10.5pt" fo:background-color="#1e1e1e" style:font-size-asian="10.5pt"/>
    </style:style>
    <style:style style:name="P21" style:family="paragraph" style:parent-style-name="Standard">
      <style:paragraph-properties style:line-height-at-least="0.503cm"/>
      <style:text-properties fo:color="#569cd6" loext:opacity="100%" style:font-name="Droid Sans Mono" fo:font-size="10.5pt" fo:background-color="#1e1e1e" style:font-size-asian="10.5pt"/>
    </style:style>
    <style:style style:name="P22" style:family="paragraph" style:parent-style-name="Text_20_body">
      <style:paragraph-properties fo:margin-top="0cm" fo:margin-bottom="0cm" style:contextual-spacing="false"/>
      <style:text-properties fo:color="#c9211e" loext:opacity="100%" style:font-name="apple-system" fo:font-weight="bold" style:font-weight-asian="bold" style:font-weight-complex="bold"/>
    </style:style>
    <style:style style:name="P23" style:family="paragraph" style:parent-style-name="Text_20_body">
      <style:paragraph-properties fo:margin-top="0cm" fo:margin-bottom="0cm" style:contextual-spacing="false"/>
      <style:text-properties fo:color="#c9211e" loext:opacity="100%" style:font-name="apple-system"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4" style:family="paragraph" style:parent-style-name="Text_20_body">
      <style:paragraph-properties fo:margin-top="0cm" fo:margin-bottom="0cm" style:contextual-spacing="false"/>
      <style:text-properties fo:color="#c9211e" loext:opacity="100%" style:font-name="apple-system"/>
    </style:style>
    <style:style style:name="P25" style:family="paragraph" style:parent-style-name="Text_20_body">
      <style:paragraph-properties fo:margin-top="0cm" fo:margin-bottom="0cm" style:contextual-spacing="false"/>
      <style:text-properties fo:color="#000000" loext:opacity="100%" style:font-name="apple-system"/>
    </style:style>
    <style:style style:name="P26" style:family="paragraph" style:parent-style-name="Preformatted_20_Text">
      <style:paragraph-properties fo:line-height="145%"/>
      <style:text-properties fo:color="#1f2328" loext:opacity="100%" style:font-name="ui-monospace" fo:font-size="9.5pt" style:font-size-asian="9.5pt"/>
    </style:style>
    <style:style style:name="P27" style:family="paragraph" style:parent-style-name="Preformatted_20_Text">
      <style:paragraph-properties fo:line-height="145%"/>
    </style:style>
    <style:style style:name="P28" style:family="paragraph" style:parent-style-name="Text_20_body" style:master-page-name="MP0">
      <style:paragraph-properties style:page-number="auto" fo:break-before="page"/>
      <style:text-properties fo:color="#24292e" loext:opacity="100%" style:font-name="apple-system"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9" style:family="paragraph" style:parent-style-name="Text_20_body" style:list-style-name="L1">
      <style:paragraph-properties fo:margin-left="0cm" fo:margin-right="0cm" fo:margin-top="0cm" fo:margin-bottom="0cm" style:contextual-spacing="false" fo:text-indent="0cm" style:auto-text-indent="false">
        <style:tab-stops/>
      </style:paragraph-properties>
    </style:style>
    <style:style style:name="P30" style:family="paragraph" style:parent-style-name="Text_20_body">
      <style:paragraph-properties fo:margin-top="0cm" fo:margin-bottom="0cm" style:contextual-spacing="false"/>
      <style:text-properties officeooo:paragraph-rsid="0016a6e7"/>
    </style:style>
    <style:style style:name="T1" style:family="text">
      <style:text-properties fo:color="#24292e" loext:opacity="100%"/>
    </style:style>
    <style:style style:name="T2" style:family="text">
      <style:text-properties fo:color="#24292e" loext:opacity="100%" style:font-name="apple-system"/>
    </style:style>
    <style:style style:name="T3" style:family="text">
      <style:text-properties fo:color="#24292e" loext:opacity="100%" style:font-name="apple-system" fo:font-weight="bold" style:font-weight-asian="bold" style:font-weight-complex="bold"/>
    </style:style>
    <style:style style:name="T4" style:family="text">
      <style:text-properties fo:color="#24292e" loext:opacity="100%" style:font-name="apple-system" fo:font-weight="bold" officeooo:rsid="0016a6e7" style:font-weight-asian="bold" style:font-weight-complex="bold"/>
    </style:style>
    <style:style style:name="T5" style:family="text">
      <style:text-properties fo:color="#24292e" loext:opacity="100%" style:font-name="apple-system" fo:font-weight="bold" style:font-weight-asian="bold" style:font-size-complex="11pt" style:font-weight-complex="bold"/>
    </style:style>
    <style:style style:name="T6" style:family="text">
      <style:text-properties fo:color="#24292e" loext:opacity="100%" style:font-name="apple-system" style:text-underline-style="solid" style:text-underline-width="auto" style:text-underline-color="font-color" fo:font-weight="bold" style:text-underline-mode="continuous" style:text-overline-mode="continuous" style:text-line-through-mode="continuous" style:font-weight-asian="bold" style:font-size-complex="10pt" style:font-weight-complex="bold"/>
    </style:style>
    <style:style style:name="T7" style:family="text">
      <style:text-properties fo:color="#24292e" loext:opacity="100%" style:font-name="var font-family-monospace" fo:font-size="10pt" fo:font-weight="bold" style:font-size-asian="10pt" style:font-weight-asian="bold" style:font-size-complex="10pt" style:font-weight-complex="bold"/>
    </style:style>
    <style:style style:name="T8" style:family="text">
      <style:text-properties fo:color="#24292e" loext:opacity="100%" style:font-name="var font-family-monospace" fo:font-size="10.5pt" fo:font-weight="bold" style:font-size-asian="10.5pt" style:font-weight-asian="bold" style:font-size-complex="10pt" style:font-weight-complex="bold"/>
    </style:style>
    <style:style style:name="T9" style:family="text">
      <style:text-properties fo:color="#24292e" loext:opacity="100%" style:font-name="var font-family-monospace" fo:font-size="10.5pt" fo:font-weight="bold" fo:background-color="#ffffff" loext:char-shading-value="0" style:font-size-asian="10.5pt" style:font-weight-asian="bold" style:font-size-complex="10pt" style:font-weight-complex="bold"/>
    </style:style>
    <style:style style:name="T10" style:family="text">
      <style:text-properties fo:color="#e83e8c" loext:opacity="100%" style:font-name="SFMono-Regular"/>
    </style:style>
    <style:style style:name="T11" style:family="text">
      <style:text-properties fo:color="#e83e8c" loext:opacity="100%" style:font-name="SFMono-Regular" fo:font-size="9.5pt" style:font-size-asian="9.5pt"/>
    </style:style>
    <style:style style:name="T12" style:family="text">
      <style:text-properties style:font-name="apple-system"/>
    </style:style>
    <style:style style:name="T13" style:family="text">
      <style:text-properties style:font-name="apple-system" fo:font-size="12pt" style:font-size-asian="12pt" style:font-size-complex="12pt"/>
    </style:style>
    <style:style style:name="T14" style:family="text">
      <style:text-properties style:font-name="apple-system" style:text-underline-style="solid" style:text-underline-width="auto" style:text-underline-color="font-color" style:text-underline-mode="continuous" style:text-overline-mode="continuous" style:text-line-through-mode="continuous"/>
    </style:style>
    <style:style style:name="T15" style:family="text">
      <style:text-properties style:font-name="apple-system" style:font-name-asian="Noto Sans Mono CJK SC" style:font-name-complex="Liberation Mono" style:font-size-complex="10pt"/>
    </style:style>
    <style:style style:name="T16" style:family="text">
      <style:text-properties fo:color="#212529" loext:opacity="100%" style:font-name="apple-system1" style:font-weight-complex="bold"/>
    </style:style>
    <style:style style:name="T17" style:family="text">
      <style:text-properties style:font-name="var font-family-monospace" fo:font-size="10.5pt" style:font-size-asian="10.5pt"/>
    </style:style>
    <style:style style:name="T18" style:family="text">
      <style:text-properties style:font-name="var font-family-monospace" fo:font-size="10.5pt" style:font-size-asian="10.5pt" style:font-size-complex="10pt"/>
    </style:style>
    <style:style style:name="T19" style:family="text">
      <style:text-properties fo:color="#c9211e" loext:opacity="100%" style:font-name="var font-family-monospace" fo:font-size="10.5pt" style:font-size-asian="10.5pt"/>
    </style:style>
    <style:style style:name="T20" style:family="text">
      <style:text-properties fo:color="#c9211e" loext:opacity="100%" style:font-name="var font-family-monospace" fo:font-size="10pt" fo:font-weight="bold" style:font-size-asian="10pt" style:font-weight-asian="bold" style:font-size-complex="10pt" style:font-weight-complex="bold"/>
    </style:style>
    <style:style style:name="T21" style:family="text">
      <style:text-properties fo:color="#c9211e" loext:opacity="100%" style:font-name="apple-system"/>
    </style:style>
    <style:style style:name="T22" style:family="text">
      <style:text-properties fo:color="#c9211e" loext:opacity="100%" style:font-name="apple-system"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23" style:family="text">
      <style:text-properties fo:color="#c9211e" loext:opacity="100%" style:font-name="apple-system" style:text-underline-style="solid" style:text-underline-width="auto" style:text-underline-color="font-color" style:text-underline-mode="continuous" style:text-overline-mode="continuous" style:text-line-through-mode="continuous"/>
    </style:style>
    <style:style style:name="T24" style:family="text">
      <style:text-properties fo:color="#c9211e" loext:opacity="100%" style:font-name="apple-system" fo:font-weight="bold" style:font-weight-asian="bold" style:font-weight-complex="bold"/>
    </style:style>
    <style:style style:name="T25" style:family="text">
      <style:text-properties fo:color="#c9211e" loext:opacity="100%" style:font-name="apple-system" fo:font-weight="bold" style:font-weight-asian="bold" style:font-size-complex="10pt" style:font-weight-complex="bold"/>
    </style:style>
    <style:style style:name="T26" style:family="text">
      <style:text-properties fo:color="#c9211e" loext:opacity="100%" style:font-name="apple-system" fo:font-size="12pt" style:font-size-asian="12pt"/>
    </style:style>
    <style:style style:name="T27" style:family="text">
      <style:text-properties fo:color="#9cdcfe" loext:opacity="100%" style:font-name="Droid Sans Mono" fo:font-size="10.5pt" fo:background-color="#1f1f1f" loext:char-shading-value="0" style:font-size-asian="10.5pt"/>
    </style:style>
    <style:style style:name="T28" style:family="text">
      <style:text-properties fo:color="#9cdcfe" loext:opacity="100%" style:font-name="Droid Sans Mono" fo:font-size="10.5pt" fo:background-color="#1e1e1e" loext:char-shading-value="0" style:font-size-asian="10.5pt"/>
    </style:style>
    <style:style style:name="T29" style:family="text">
      <style:text-properties fo:color="#9cdcfe" loext:opacity="100%" style:font-name="Droid Sans Mono" fo:font-size="10.5pt" fo:background-color="#1e1e1e" loext:char-shading-value="0" style:font-size-asian="10.5pt" style:font-size-complex="10pt"/>
    </style:style>
    <style:style style:name="T30" style:family="text">
      <style:text-properties fo:color="#9cdcfe" loext:opacity="100%" style:font-name="Droid Sans Mono" fo:font-size="10.5pt" fo:font-weight="bold" fo:background-color="#1e1e1e" loext:char-shading-value="0" style:font-size-asian="10.5pt" style:font-weight-asian="bold" style:font-size-complex="10pt" style:font-weight-complex="bold"/>
    </style:style>
    <style:style style:name="T31" style:family="text">
      <style:text-properties fo:color="#9cdcfe" loext:opacity="100%" style:font-name="Droid Sans Mono" fo:font-size="11pt" fo:font-weight="bold" fo:background-color="#1e1e1e" loext:char-shading-value="0" style:font-size-asian="11pt" style:font-weight-asian="bold" style:font-size-complex="11pt" style:font-weight-complex="bold"/>
    </style:style>
    <style:style style:name="T32" style:family="text">
      <style:text-properties fo:color="#9cdcfe" loext:opacity="100%" style:font-name="Droid Sans Mono" fo:font-weight="bold" style:font-weight-asian="bold" style:font-weight-complex="bold"/>
    </style:style>
    <style:style style:name="T33" style:family="text">
      <style:text-properties fo:color="#9cdcfe" loext:opacity="100%" style:font-name="Consolas" fo:font-size="10.5pt" style:letter-kerning="false" style:font-name-asian="Times New Roman" style:font-size-asian="10.5pt" style:language-asian="fr" style:country-asian="FR" style:font-name-complex="Times New Roman" style:font-size-complex="10.5pt" style:language-complex="ar" style:country-complex="SA"/>
    </style:style>
    <style:style style:name="T34" style:family="text">
      <style:text-properties fo:color="#d4d4d4" loext:opacity="100%" style:font-name="Droid Sans Mono" fo:font-size="10.5pt" fo:background-color="#1f1f1f" loext:char-shading-value="0" style:font-size-asian="10.5pt"/>
    </style:style>
    <style:style style:name="T35" style:family="text">
      <style:text-properties fo:color="#d4d4d4" loext:opacity="100%" style:font-name="Droid Sans Mono" fo:font-size="10.5pt" fo:background-color="#1e1e1e" loext:char-shading-value="0" style:font-size-asian="10.5pt"/>
    </style:style>
    <style:style style:name="T36" style:family="text">
      <style:text-properties fo:color="#d4d4d4" loext:opacity="100%" style:font-name="Droid Sans Mono" fo:font-size="10.5pt" fo:background-color="#1e1e1e" loext:char-shading-value="0" style:font-size-asian="10.5pt" style:font-size-complex="10pt"/>
    </style:style>
    <style:style style:name="T37" style:family="text">
      <style:text-properties fo:color="#d4d4d4" loext:opacity="100%" style:font-name="Droid Sans Mono" fo:font-size="10.5pt" fo:font-weight="bold" fo:background-color="#1e1e1e" loext:char-shading-value="0" style:font-size-asian="10.5pt" style:font-weight-asian="bold" style:font-size-complex="10pt" style:font-weight-complex="bold"/>
    </style:style>
    <style:style style:name="T38" style:family="text">
      <style:text-properties fo:color="#d4d4d4" loext:opacity="100%" style:font-name="Droid Sans Mono" fo:font-size="11pt" fo:font-weight="bold" fo:background-color="#1e1e1e" loext:char-shading-value="0" style:font-size-asian="11pt" style:font-weight-asian="bold" style:font-size-complex="11pt" style:font-weight-complex="bold"/>
    </style:style>
    <style:style style:name="T39" style:family="text">
      <style:text-properties fo:color="#d4d4d4" loext:opacity="100%" style:font-name="Consolas" fo:font-size="10.5pt" style:letter-kerning="false" style:font-name-asian="Times New Roman" style:font-size-asian="10.5pt" style:language-asian="fr" style:country-asian="FR" style:font-name-complex="Times New Roman" style:font-size-complex="10.5pt" style:language-complex="ar" style:country-complex="SA"/>
    </style:style>
    <style:style style:name="T40" style:family="text">
      <style:text-properties fo:color="#ce9178" loext:opacity="100%" style:font-name="Droid Sans Mono" fo:font-size="10.5pt" fo:background-color="#1f1f1f" loext:char-shading-value="0" style:font-size-asian="10.5pt"/>
    </style:style>
    <style:style style:name="T41" style:family="text">
      <style:text-properties fo:color="#ce9178" loext:opacity="100%" style:font-name="Droid Sans Mono" fo:font-size="10.5pt" fo:background-color="#1e1e1e" loext:char-shading-value="0" style:font-size-asian="10.5pt"/>
    </style:style>
    <style:style style:name="T42" style:family="text">
      <style:text-properties fo:color="#ce9178" loext:opacity="100%" style:font-name="Droid Sans Mono" fo:font-size="10.5pt" fo:background-color="#1e1e1e" loext:char-shading-value="0" style:font-size-asian="10.5pt" style:font-size-complex="10pt"/>
    </style:style>
    <style:style style:name="T43" style:family="text">
      <style:text-properties fo:color="#ce9178" loext:opacity="100%" style:font-name="Droid Sans Mono" fo:font-size="10.5pt" fo:font-weight="bold" fo:background-color="#1e1e1e" loext:char-shading-value="0" style:font-size-asian="10.5pt" style:font-weight-asian="bold" style:font-size-complex="10pt" style:font-weight-complex="bold"/>
    </style:style>
    <style:style style:name="T44" style:family="text">
      <style:text-properties fo:color="#ce9178" loext:opacity="100%" style:font-name="Droid Sans Mono" fo:font-size="11pt" fo:font-weight="bold" fo:background-color="#1e1e1e" loext:char-shading-value="0" style:font-size-asian="11pt" style:font-weight-asian="bold" style:font-size-complex="11pt" style:font-weight-complex="bold"/>
    </style:style>
    <style:style style:name="T45" style:family="text">
      <style:text-properties fo:color="#ce9178" loext:opacity="100%" style:font-name="Droid Sans Mono" fo:font-weight="bold" style:font-weight-asian="bold" style:font-weight-complex="bold"/>
    </style:style>
    <style:style style:name="T46" style:family="text">
      <style:text-properties fo:color="#ce9178" loext:opacity="100%" style:font-name="Consolas" fo:font-size="10.5pt" style:letter-kerning="false" style:font-name-asian="Times New Roman" style:font-size-asian="10.5pt" style:language-asian="fr" style:country-asian="FR" style:font-name-complex="Times New Roman" style:font-size-complex="10.5pt" style:language-complex="ar" style:country-complex="SA"/>
    </style:style>
    <style:style style:name="T47" style:family="text">
      <style:text-properties fo:color="#6a9955" loext:opacity="100%" style:font-name="Consolas" fo:font-size="10.5pt" style:letter-kerning="false" style:font-name-asian="Times New Roman" style:font-size-asian="10.5pt" style:language-asian="fr" style:country-asian="FR" style:font-name-complex="Times New Roman" style:font-size-complex="10.5pt" style:language-complex="ar" style:country-complex="SA"/>
    </style:style>
    <style:style style:name="T48" style:family="text">
      <style:text-properties fo:color="#6a9955" loext:opacity="100%" style:font-name="Droid Sans Mono" fo:font-size="10.5pt" fo:background-color="#1e1e1e" loext:char-shading-value="0" style:font-size-asian="10.5pt"/>
    </style:style>
    <style:style style:name="T49" style:family="text">
      <style:text-properties fo:color="#6a9955" loext:opacity="100%" style:font-name="Droid Sans Mono" fo:font-size="10.5pt" fo:background-color="#1e1e1e" loext:char-shading-value="0" style:font-size-asian="10.5pt" style:font-size-complex="10pt"/>
    </style:style>
    <style:style style:name="T50" style:family="text">
      <style:text-properties fo:color="#000000" loext:opacity="100%" style:font-name="SFMono-Regular" fo:font-size="11pt" fo:font-weight="bold" style:font-size-asian="11pt" style:font-weight-asian="bold" style:font-size-complex="11pt" style:font-weight-complex="bold"/>
    </style:style>
    <style:style style:name="T51" style:family="text">
      <style:text-properties fo:color="#000000" loext:opacity="100%" style:font-name="Droid Sans Mono" fo:font-size="10.5pt" fo:font-weight="bold" fo:background-color="#ffffff" loext:char-shading-value="0" style:font-size-asian="10.5pt" style:font-weight-asian="bold" style:font-size-complex="10pt" style:font-weight-complex="bold"/>
    </style:style>
    <style:style style:name="T52" style:family="text">
      <style:text-properties fo:color="#000000" loext:opacity="100%" style:font-name="apple-system"/>
    </style:style>
    <style:style style:name="T53" style:family="text">
      <style:text-properties fo:color="#000000" loext:opacity="100%" style:font-name="apple-system" fo:font-size="12pt" style:font-size-asian="12pt"/>
    </style:style>
    <style:style style:name="T54" style:family="text">
      <style:text-properties fo:color="#000000" loext:opacity="100%" style:font-name="apple-system" style:font-size-complex="10pt"/>
    </style:style>
    <style:style style:name="T55" style:family="text">
      <style:text-properties fo:color="#000000" loext:opacity="100%" style:font-name="apple-system" fo:font-weight="bold" style:font-weight-asian="bold" style:font-size-complex="10pt" style:font-weight-complex="bold"/>
    </style:style>
    <style:style style:name="T56" style:family="text">
      <style:text-properties fo:color="#000000" loext:opacity="100%" style:font-name="apple-system" style:text-underline-style="solid" style:text-underline-width="auto" style:text-underline-color="font-color" style:text-underline-mode="continuous" style:text-overline-mode="continuous" style:text-line-through-mode="continuous" style:font-size-complex="10pt"/>
    </style:style>
    <style:style style:name="T57" style:family="text">
      <style:text-properties fo:color="#000000" loext:opacity="100%" style:font-name="Roboto" style:text-underline-style="solid" style:text-underline-width="auto" style:text-underline-color="font-color" style:text-underline-mode="continuous" style:text-overline-mode="continuous" style:text-line-through-mode="continuous" style:font-size-complex="10pt"/>
    </style:style>
    <style:style style:name="T58" style:family="text">
      <style:text-properties fo:color="#000000" loext:opacity="100%" style:font-name="Google Sans" fo:font-size="10.5pt" style:font-size-asian="10.5pt" style:font-size-complex="10pt"/>
    </style:style>
    <style:style style:name="T59" style:family="text">
      <style:text-properties fo:color="#000000" loext:opacity="100%" style:font-name="var font-family-monospace" fo:font-size="10.5pt" style:font-size-asian="10.5pt" style:font-size-complex="10pt"/>
    </style:style>
    <style:style style:name="T60" style:family="text">
      <style:text-properties fo:color="#040c28" loext:opacity="100%" style:font-name="Google Sans" fo:font-size="11pt" fo:font-weight="bold" style:font-size-asian="11pt" style:font-weight-asian="bold" style:font-size-complex="11pt" style:font-weight-complex="bold"/>
    </style:style>
    <style:style style:name="T61" style:family="text">
      <style:text-properties fo:color="#569cd6" loext:opacity="100%" style:font-name="Droid Sans Mono" fo:font-size="10.5pt" fo:background-color="#1e1e1e" loext:char-shading-value="0" style:font-size-asian="10.5pt"/>
    </style:style>
    <style:style style:name="T62" style:family="text">
      <style:text-properties fo:color="#569cd6" loext:opacity="100%" style:font-name="Droid Sans Mono" fo:font-size="10.5pt" fo:background-color="#1e1e1e" loext:char-shading-value="0" style:font-size-asian="10.5pt" style:font-size-complex="10pt"/>
    </style:style>
    <style:style style:name="T63" style:family="text">
      <style:text-properties fo:color="#569cd6" loext:opacity="100%" style:font-name="Droid Sans Mono" fo:font-size="10.5pt" fo:background-color="#1f1f1f" loext:char-shading-value="0" style:font-size-asian="10.5pt"/>
    </style:style>
    <style:style style:name="T64" style:family="text">
      <style:text-properties fo:color="#569cd6" loext:opacity="100%" style:font-name="Droid Sans Mono" fo:font-size="10.5pt" fo:font-weight="bold" fo:background-color="#1e1e1e" loext:char-shading-value="0" style:font-size-asian="10.5pt" style:font-weight-asian="bold" style:font-size-complex="10pt" style:font-weight-complex="bold"/>
    </style:style>
    <style:style style:name="T65" style:family="text">
      <style:text-properties fo:color="#569cd6" loext:opacity="100%" style:font-name="Droid Sans Mono" fo:font-weight="bold" style:font-weight-asian="bold" style:font-weight-complex="bold"/>
    </style:style>
    <style:style style:name="T66" style:family="text">
      <style:text-properties fo:color="#569cd6" loext:opacity="100%" style:font-name="Droid Sans Mono" fo:font-size="10pt" fo:font-weight="bold" style:font-size-asian="10pt" style:font-weight-asian="bold" style:font-size-complex="10pt" style:font-weight-complex="bold"/>
    </style:style>
    <style:style style:name="T67" style:family="text">
      <style:text-properties style:font-name="Droid Sans Mono" fo:font-weight="bold" style:font-weight-asian="bold" style:font-weight-complex="bold"/>
    </style:style>
    <style:style style:name="T68" style:family="text">
      <style:text-properties fo:color="#4ec9b0" loext:opacity="100%" style:font-name="Droid Sans Mono" fo:font-size="10.5pt" fo:background-color="#1e1e1e" loext:char-shading-value="0" style:font-size-asian="10.5pt"/>
    </style:style>
    <style:style style:name="T69" style:family="text">
      <style:text-properties fo:color="#4ec9b0" loext:opacity="100%" style:font-name="Droid Sans Mono" fo:font-size="10.5pt" fo:background-color="#1e1e1e" loext:char-shading-value="0" style:font-size-asian="10.5pt" style:font-size-complex="10pt"/>
    </style:style>
    <style:style style:name="T70" style:family="text">
      <style:text-properties fo:color="#cccccc" loext:opacity="100%" style:font-name="Droid Sans Mono" fo:font-size="10.5pt" fo:background-color="#1f1f1f" loext:char-shading-value="0" style:font-size-asian="10.5pt"/>
    </style:style>
    <style:style style:name="T71" style:family="text">
      <style:text-properties fo:color="#36464e" loext:opacity="100%" style:font-name="Fira Code" fo:font-size="10.5pt" style:font-size-asian="10.5pt"/>
    </style:style>
    <style:style style:name="T72" style:family="text">
      <style:text-properties fo:color="#36464e" loext:opacity="100%" style:font-name="var font-family-monospace" fo:font-size="10.5pt" style:font-size-asian="10.5pt"/>
    </style:style>
    <style:style style:name="T73" style:family="text">
      <style:text-properties fo:color="#dcdcaa" loext:opacity="100%" style:font-name="Droid Sans Mono" fo:font-size="10.5pt" fo:background-color="#1e1e1e" loext:char-shading-value="0" style:font-size-asian="10.5pt"/>
    </style:style>
    <style:style style:name="T74" style:family="text">
      <style:text-properties fo:color="#dcdcaa" loext:opacity="100%" style:font-name="Droid Sans Mono" fo:font-size="10.5pt" fo:background-color="#1e1e1e" loext:char-shading-value="0" style:font-size-asian="10.5pt" style:font-size-complex="10pt"/>
    </style:style>
    <style:style style:name="T75" style:family="text">
      <style:text-properties fo:color="#b5cea8" loext:opacity="100%" style:font-name="Droid Sans Mono" fo:font-size="10.5pt" fo:background-color="#1e1e1e" loext:char-shading-value="0" style:font-size-asian="10.5pt"/>
    </style:style>
    <style:style style:name="T76" style:family="text">
      <style:text-properties fo:color="#b5cea8" loext:opacity="100%" style:font-name="Droid Sans Mono" fo:font-size="10.5pt" fo:background-color="#1e1e1e" loext:char-shading-value="0" style:font-size-asian="10.5pt" style:font-size-complex="10pt"/>
    </style:style>
    <style:style style:name="T77" style:family="text">
      <style:text-properties fo:color="#c586c0" loext:opacity="100%" style:font-name="Droid Sans Mono" fo:font-size="10.5pt" fo:background-color="#1e1e1e" loext:char-shading-value="0" style:font-size-asian="10.5pt"/>
    </style:style>
    <style:style style:name="T78" style:family="text">
      <style:text-properties fo:color="#c586c0" loext:opacity="100%" style:font-name="Droid Sans Mono" fo:font-size="10.5pt" fo:background-color="#1e1e1e" loext:char-shading-value="0" style:font-size-asian="10.5pt" style:font-size-complex="10pt"/>
    </style:style>
    <style:style style:name="T79" style:family="text">
      <style:text-properties fo:color="#808080" loext:opacity="100%" style:font-name="Droid Sans Mono" fo:font-size="10.5pt" fo:font-weight="bold" fo:background-color="#1e1e1e" loext:char-shading-value="0" style:font-size-asian="10.5pt" style:font-weight-asian="bold" style:font-size-complex="10pt" style:font-weight-complex="bold"/>
    </style:style>
    <style:style style:name="T80" style:family="text">
      <style:text-properties fo:color="#808080" loext:opacity="100%" style:font-name="Droid Sans Mono" fo:font-size="10.5pt" fo:background-color="#1e1e1e" loext:char-shading-value="0" style:font-size-asian="10.5pt"/>
    </style:style>
    <style:style style:name="T81" style:family="text">
      <style:text-properties fo:color="#1f2328" loext:opacity="100%"/>
    </style:style>
    <style:style style:name="T82" style:family="text">
      <style:text-properties fo:color="#1f2328" loext:opacity="100%" style:font-name="ui-monospace"/>
    </style:style>
    <style:style style:name="T83" style:family="text">
      <style:text-properties fo:color="#1f2328" loext:opacity="100%" style:font-name="ui-monospace" fo:font-size="9.5pt" style:font-size-asian="9.5pt"/>
    </style:style>
    <style:style style:name="T84" style:family="text">
      <style:text-properties fo:color="#1f2328" loext:opacity="100%" style:font-name="ui-monospace" fo:font-size="10pt" style:font-size-asian="10pt" style:font-size-complex="10pt"/>
    </style:style>
    <style:style style:name="T85" style:family="text">
      <style:text-properties fo:color="#1f2328" loext:opacity="100%" style:font-name="apple-system" fo:font-size="12pt" style:font-size-asian="12pt"/>
    </style:style>
    <style:style style:name="T86" style:family="text">
      <style:text-properties style:use-window-font-color="true" loext:opacity="0%" style:font-name="apple-system" style:text-underline-style="none" style:font-name-asian="Noto Sans Mono CJK SC" style:font-name-complex="Liberation Mono" style:font-size-complex="10pt"/>
    </style:style>
    <style:style style:name="T87" style:family="text">
      <style:text-properties style:use-window-font-color="true" loext:opacity="0%" style:font-name="apple-system" style:text-underline-style="none" fo:font-weight="bold" style:font-name-asian="Noto Sans Mono CJK SC" style:font-weight-asian="bold" style:font-name-complex="Liberation Mono" style:font-size-complex="10pt" style:font-weight-complex="bold"/>
    </style:style>
    <style:style style:name="T88" style:family="text">
      <style:text-properties fo:color="#1f2937" loext:opacity="100%" style:font-name="var font-family-monospace" fo:font-size="10.5pt" style:font-size-asian="10.5pt"/>
    </style:style>
    <style:style style:name="T89" style:family="text">
      <style:text-properties fo:color="#1f2937" loext:opacity="100%" style:font-name="var font-family-monospace" fo:font-size="10.5pt" style:font-size-asian="10.5pt" style:font-size-complex="10pt"/>
    </style:style>
    <text:list-style style:name="L1">
      <text:list-level-style-bullet text:level="1" text:style-name="WW_5f_CharLFO1LVL1" loext:num-list-format="%1%" text:bullet-char="•">
        <style:list-level-properties text:list-level-position-and-space-mode="label-alignment">
          <style:list-level-label-alignment text:label-followed-by="listtab" fo:margin-left="1.251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Pour PhP :</text:p>
      <text:p text:style-name="Text_20_body"><text:span text:style-name="Police_20_par_20_défaut"><text:span text:style-name="T2">Lancer le fichier : </text:span></text:span><text:span text:style-name="Source_20_Text"><text:span text:style-name="T10">http://127.0.0.1:8080/bonjour.php</text:span></text:span><text:span text:style-name="Police_20_par_20_défaut"><text:span text:style-name="T2"> (adapter le port de connexion si nécessaire).</text:span></text:span></text:p>
      <text:p text:style-name="P3">Pour rappel :</text:p>
      <text:list text:style-name="L1">
        <text:list-item>
          <text:p text:style-name="P29"><text:span text:style-name="Police_20_par_20_défaut"><text:span text:style-name="T2">pour être exécuté </text:span></text:span><text:span text:style-name="Strong_20_Emphasis"><text:span text:style-name="T2">sur Linux</text:span></text:span><text:span text:style-name="Police_20_par_20_défaut"><text:span text:style-name="T2">, le répertoire contenant votre fichier doit être lié à un serveur local démarré sur le projet (Ouvrir un Terminal dans le projet et saisir </text:span></text:span><text:span text:style-name="Source_20_Text"><text:span text:style-name="T11">php -S 127.0.0.1:8080</text:span></text:span><text:span text:style-name="Police_20_par_20_défaut"><text:span text:style-name="T2"> ; laisser le terminal ouvert tant que le serveur doit tourner)</text:span></text:span></text:p>
        </text:list-item>
        <text:list-item>
          <text:p text:style-name="P29"><text:span text:style-name="Police_20_par_20_défaut"><text:span text:style-name="T2">pour être exécuté </text:span></text:span><text:span text:style-name="Strong_20_Emphasis"><text:span text:style-name="T2">sur Windows</text:span></text:span><text:span text:style-name="Police_20_par_20_défaut"><text:span text:style-name="T2">, ce fichier doit être placé dans le répertoire </text:span></text:span><text:span text:style-name="Source_20_Text"><text:span text:style-name="T11">www</text:span></text:span><text:span text:style-name="Police_20_par_20_défaut"><text:span text:style-name="T2"> de votre outil de développement locale, par ex: </text:span></text:span><text:a xlink:type="simple" xlink:href="../../../../../../../C:/C:/laragon/www" office:target-frame-name="_top" xlink:show="replace" text:style-name="Internet_20_link" text:visited-style-name="Visited_20_Internet_20_Link"><text:span text:style-name="Source_20_Text"><text:span text:style-name="T11">C:/laragon/www</text:span></text:span></text:a><text:span text:style-name="Police_20_par_20_défaut"><text:span text:style-name="T2">.</text:span></text:span></text:p>
        </text:list-item>
      </text:list>
      <text:p text:style-name="P4"/>
      <text:p text:style-name="P4">Ou, utiliser le site PHP Sandbox</text:p>
      <text:p text:style-name="P4"/>
      <text:p text:style-name="Preformatted_20_Text"><text:span text:style-name="Source_20_Text"><text:span text:style-name="T13">Fichier contenant les erreurs de PHP : 'C:/&lt;repertoire_logs&gt;/php_error.log'</text:span></text:span></text:p>
      <text:p text:style-name="P4"/>
      <text:p text:style-name="P4"/>
      <text:p text:style-name="P5">La fonction dd() : Dump &amp; Die</text:p>
      <text:p text:style-name="P5"/>
      <text:p text:style-name="P10"><text:span text:style-name="Police_20_par_20_défaut"><text:span text:style-name="T16">Elle permet d'afficher du texte à l'écran et de terminer l'exécution du programme. Ou les caractéristiques / informations d’une variable.</text:span></text:span></text:p>
      <text:p text:style-name="P4"/>
      <text:p text:style-name="P4">Exemples :</text:p>
      <text:p text:style-name="P4">dd($nomVariable) ;</text:p>
      <text:p text:style-name="P4">ddd($nomVariable) ; → Donne plus de détails</text:p>
      <text:p text:style-name="P4">ddsafe($nomVariable) ; → Plus sûr que dd()</text:p>
      <text:p text:style-name="P4">Si oubli de supprimer dd() avant de mettre le <text:s/>site en ligne <text:s/>= problème…</text:p>
      <text:p text:style-name="P4">Avec ddsafe(), pas de problème lors de la mise en lign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text:soft-page-break/>Pour Symfony :</text:p>
      <text:p text:style-name="P4"/>
      <text:p text:style-name="P1">SERVEUR INTERNE PHP</text:p>
      <text:p text:style-name="P4"/>
      <text:p text:style-name="P4">- Ecrire dans le terminal du dossier global du projet :</text:p>
      <text:p text:style-name="P4">php -S localhost:8000 -t public</text:p>
      <text:p text:style-name="P4">Où « public » est le nom du dossier contenant notre fichier index.php (fichier principal, front controller).-&gt;add('captcha', Recaptcha3Type::class, [</text:p>
      <text:p text:style-name="P4"><text:s text:c="16"/>'constraints' =&gt; new Recaptcha3(),</text:p>
      <text:p text:style-name="P4"><text:s text:c="16"/>'action_name' =&gt; 'contact',</text:p>
      <text:p text:style-name="P4"><text:s text:c="12"/>]);</text:p>
      <text:p text:style-name="P4"/>
      <text:p text:style-name="P4">- Ou, écrire dans le terminal contenant notre fichier index.php (fichier principal, front controller) :</text:p>
      <text:p text:style-name="P4">php -S localhost:8000</text:p>
      <text:p text:style-name="P4"/>
      <text:p text:style-name="P4"/>
      <text:p text:style-name="P4">→ Et dans le navigateur entrer :</text:p>
      <text:p text:style-name="P4">localhost:8000</text:p>
      <text:p text:style-name="P4"/>
      <text:p text:style-name="P4">→ Pour arrêter le serveur entrer :</text:p>
      <text:p text:style-name="P4">ctrl + c</text:p>
      <text:p text:style-name="P4"/>
      <text:p text:style-name="P4"/>
      <text:p text:style-name="P4"/>
      <text:p text:style-name="P4"/>
      <text:p text:style-name="P1">SYMFONY LOCAL WEB SERVER</text:p>
      <text:p text:style-name="P5"/>
      <text:p text:style-name="P10"><text:span text:style-name="Police_20_par_20_défaut"><text:span text:style-name="T2">Commencer par installer <text:s/></text:span></text:span><text:span text:style-name="Source_20_Text"><text:span text:style-name="T17">symfony server:ca:install <text:s/></text:span></text:span><text:span text:style-name="Source_20_Text"><text:span text:style-name="T19">(pour la 1ère fois, dans un terminal)</text:span></text:span></text:p>
      <text:p text:style-name="P4"/>
      <text:p text:style-name="P4">- Ecrire dans le terminal du dossier global du projet :</text:p>
      <text:p text:style-name="P4">symfony serve <text:s text:c="2"/>(et symfony server:status pour connaître l’état du serveur)</text:p>
      <text:p text:style-name="P4"/>
      <text:p text:style-name="P4">- Ecrire dans le terminal du dossier global du projet, pour faire tourner le serveur en arrière plan (et pouvoir continuer à entrer des commandes via le terminal) :</text:p>
      <text:p text:style-name="P4">symfony serve -d</text:p>
      <text:p text:style-name="P4"/>
      <text:p text:style-name="P4"/>
      <text:p text:style-name="P4">→ Et dans le navigateur entrer :</text:p>
      <text:p text:style-name="P4">localhost:8000</text:p>
      <text:p text:style-name="P4"/>
      <text:p text:style-name="P4">→ Pour arrêter le serveur entrer :</text:p>
      <text:p text:style-name="P4">symfony server:stop </text:p>
      <text:p text:style-name="P4"><text:soft-page-break/></text:p>
      <text:p text:style-name="P4">→ Pour nettoyer le cache entrer :</text:p>
      <text:p text:style-name="P4">php bin/console cache:clear</text:p>
      <text:p text:style-name="P4"/>
      <text:p text:style-name="P30"><text:span text:style-name="Police_20_par_20_défaut"><text:span text:style-name="T2">→ </text:span></text:span><text:span text:style-name="Police_20_par_20_défaut"><text:span text:style-name="T3">Pour récupérer un projet Symfony sur Git : </text:span></text:span></text:p>
      <text:p text:style-name="P30"><text:span text:style-name="Police_20_par_20_défaut"><text:span text:style-name="T4">composer install (la première fois) + </text:span></text:span><text:span text:style-name="Police_20_par_20_défaut"><text:span text:style-name="T3">composer update</text:span></text:span></text:p>
      <text:p text:style-name="P4">(pour recréer les fichiers manquants)</text:p>
      <text:p text:style-name="P4"/>
      <text:p text:style-name="P4"/>
      <text:p text:style-name="P4">Dans le fichier .env ou .env.dev.local : (Connexion BDD + Mailhog)</text:p>
      <text:p text:style-name="P4"/>
      <text:p text:style-name="P4">Pour AFPA :</text:p>
      <text:p text:style-name="Standard"><text:span text:style-name="Police_20_par_20_défaut"><text:span text:style-name="T27">DATABASE_URL</text:span></text:span><text:span text:style-name="Police_20_par_20_défaut"><text:span text:style-name="T34">=</text:span></text:span><text:span text:style-name="Police_20_par_20_défaut"><text:span text:style-name="T40">"mysql://admin:Afpa1234@127.0.0.1:3306/beerParadise?serverVersion=mariadb-10.6.12&amp;charset=utf8mb4"</text:span></text:span></text:p>
      <text:p text:style-name="P12"># DATABASE_URL="mysql://db_user:db_password@127.0.0.1:3306/db_name?serverVersion=mariadb-10.3.34&amp;charset=utf8mb4"</text:p>
      <text:p text:style-name="P14"/>
      <text:p text:style-name="P12"># MAILER_DSN=smtp://dc38e990aa157f:be13eda8cb6f9a@sandbox.smtp.mailtrap.io:2525?encryption=tls&amp;auth_mode=login</text:p>
      <text:p text:style-name="P14"><text:span text:style-name="Police_20_par_20_défaut"><text:span text:style-name="T27">MAILER_DSN</text:span></text:span><text:span text:style-name="Police_20_par_20_défaut"><text:span text:style-name="T34">=</text:span></text:span><text:span text:style-name="Police_20_par_20_défaut"><text:span text:style-name="T40">smtp://localhost:1025</text:span></text:span></text:p>
      <text:p text:style-name="P4"/>
      <text:p text:style-name="P4">Pour PC Perso :</text:p>
      <text:p text:style-name="P15"><text:span text:style-name="Police_20_par_20_défaut"><text:span text:style-name="T33">DATABASE_URL</text:span></text:span><text:span text:style-name="Police_20_par_20_défaut"><text:span text:style-name="T39">=</text:span></text:span><text:span text:style-name="Police_20_par_20_défaut"><text:span text:style-name="T46">"mysql://root:MariaDBPikk@127.0.0.1:3306/beerParadise?serverVersion=mariadb-10.6.12&amp;charset=utf8mb4"</text:span></text:span></text:p>
      <text:p text:style-name="P15"><text:span text:style-name="Police_20_par_20_défaut"><text:span text:style-name="T47"># DATABASE_URL="mysql://db_user:db_password@127.0.0.1:3306/db_name?serverVersion=mariadb-10.3.34&amp;charset=utf8mb4"</text:span></text:span></text:p>
      <text:p text:style-name="P16"/>
      <text:p text:style-name="P15"><text:span text:style-name="Police_20_par_20_défaut"><text:span text:style-name="T47"># MAILER_DSN=smtp://dc38e990aa157f:be13eda8cb6f9a@sandbox.smtp.mailtrap.io:2525?encryption=tls&amp;auth_mode=login</text:span></text:span></text:p>
      <text:p text:style-name="P15"><text:span text:style-name="Police_20_par_20_défaut"><text:span text:style-name="T33">MAILER_DSN</text:span></text:span><text:span text:style-name="Police_20_par_20_défaut"><text:span text:style-name="T39">=</text:span></text:span><text:span text:style-name="Police_20_par_20_défaut"><text:span text:style-name="T46">smtp://localhost:1025</text:span></text:span></text:p>
      <text:p text:style-name="P4"/>
      <text:p text:style-name="P4"/>
      <text:p text:style-name="P4"/>
      <text:p text:style-name="P1">CRÉER UN NOUVEAU PROJET SYMFONY :</text:p>
      <text:p text:style-name="P5"/>
      <text:p text:style-name="Preformatted_20_Text"><text:span text:style-name="Source_20_Text"><text:span text:style-name="T17">composer create-project symfony/website-skeleton monProjet v5.4.*</text:span></text:span></text:p>
      <text:p text:style-name="P7"/>
      <text:p text:style-name="Preformatted_20_Text"><text:span text:style-name="Source_20_Text"><text:span text:style-name="T17">composer create-project symfony/skeleton myProject <text:s/></text:span></text:span></text:p>
      <text:p text:style-name="P7"/>
      <text:p text:style-name="Preformatted_20_Text"><text:span text:style-name="Source_20_Text"><text:span text:style-name="T17">OU <text:s/></text:span></text:span></text:p>
      <text:p text:style-name="P7"/>
      <text:p text:style-name="Preformatted_20_Text"><text:span text:style-name="Source_20_Text"><text:span text:style-name="T17">symfony new myProject</text:span></text:span></text:p>
      <text:p text:style-name="P7"/>
      <text:p text:style-name="Preformatted_20_Text"><text:span text:style-name="Source_20_Text"><text:span text:style-name="T17">symfony new myProject --webapp <text:s/>(ou --full <text:s text:c="4"/>→ <text:s/>Ancienne méthode)</text:span></text:span></text:p>
      <text:p text:style-name="P7"/>
      <text:p text:style-name="P7"/>
      <text:p text:style-name="P10"><text:soft-page-break/><text:span text:style-name="Strong_20_Emphasis"><text:span text:style-name="T1">Remarque</text:span></text:span><text:span text:style-name="Source_20_Text"><text:span text:style-name="T3"> Nous avons créé un projet de type website-skeleton (ou --webapp), il est optimisé pour les applications web traditionnelles. En revanche, pour construire des microservices, des applications console ou des API, il est préférable d'utiliser un projet de type skeleton. Il faudra alors importer manuellement toutes les dépendances dont on pourrait avoir besoin.</text:span></text:span></text:p>
      <text:p text:style-name="P10"/>
      <text:p text:style-name="P10"/>
      <text:p text:style-name="P10"><text:span text:style-name="Source_20_Text"><text:span text:style-name="T12">CONNEXION BDD (avec un fichier .env.dev.local) :</text:span></text:span></text:p>
      <text:p text:style-name="P1"/>
      <text:p text:style-name="P10"><text:span text:style-name="Source_20_Text"><text:span text:style-name="T12">Créer un fichier .env.dev.local à la racine (afin de ne pas envoyé les mdp et identifiants à la BDD sur git)</text:span></text:span></text:p>
      <text:p text:style-name="P1"/>
      <text:p text:style-name="P10"><text:span text:style-name="Source_20_Text"><text:span text:style-name="T3">Et ajouter la ligne :</text:span></text:span></text:p>
      <text:p text:style-name="Preformatted_20_Text"/>
      <text:p text:style-name="Preformatted_20_Text"><text:span text:style-name="Source_20_Text"><text:span text:style-name="T50">DATABASE_URL="mysql://db_user:</text:span></text:span><text:a xlink:type="simple" xlink:href="mailto:db_password@127.0.0.1" office:target-frame-name="_top" xlink:show="replace" text:style-name="Internet_20_link" text:visited-style-name="Visited_20_Internet_20_Link"><text:span text:style-name="Source_20_Text">db_password@127.0.0.1</text:span></text:a><text:span text:style-name="Source_20_Text"><text:span text:style-name="T50">:3306/db_name?serverVersion=mariadb-10.3.34&amp;charset=utf8mb4"</text:span></text:span></text:p>
      <text:p text:style-name="Preformatted_20_Text"/>
      <text:p text:style-name="P10"><text:span text:style-name="Source_20_Text"><text:span text:style-name="T5">(Ligne de connexion à la BDD)</text:span></text:span></text:p>
      <text:p text:style-name="Preformatted_20_Text"/>
      <text:p text:style-name="Preformatted_20_Text"><text:span text:style-name="Source_20_Text"><text:span text:style-name="T50">En changeant : <text:s/></text:span></text:span></text:p>
      <text:p text:style-name="Preformatted_20_Text"/>
      <text:p text:style-name="Preformatted_20_Text"><text:span text:style-name="Source_20_Text"><text:span text:style-name="T50">- db_user</text:span></text:span></text:p>
      <text:p text:style-name="Preformatted_20_Text"><text:span text:style-name="Source_20_Text"><text:span text:style-name="T50">- db_password</text:span></text:span></text:p>
      <text:p text:style-name="Preformatted_20_Text"><text:span text:style-name="Source_20_Text"><text:span text:style-name="T50">- db_name</text:span></text:span></text:p>
      <text:p text:style-name="Preformatted_20_Text"><text:span text:style-name="Source_20_Text"><text:span text:style-name="T50">- mariadb-10.3.34 (si le SGBD n’est pas MariaDB ou la version installée n’est pas la 10.3.34)</text:span></text:span></text:p>
      <text:p text:style-name="Preformatted_20_Text"/>
      <text:p text:style-name="Preformatted_20_Text"><text:span text:style-name="Source_20_Text"><text:span text:style-name="T50">Pour voir la version de MariaDB, aller dans phpmyadmin (ou autre outil utilisé comme Dbeaver…), et entrer : </text:span></text:span><text:span text:style-name="Source_20_Text"><text:span text:style-name="T60">SELECT @@version</text:span></text:span></text:p>
      <text:p text:style-name="Preformatted_20_Text"/>
      <text:p text:style-name="Preformatted_20_Text"><text:span text:style-name="Source_20_Text"><text:span text:style-name="T60">Ici, cela donne :</text:span></text:span></text:p>
      <text:p text:style-name="Preformatted_20_Text"/>
      <text:p text:style-name="Standard"><text:span text:style-name="Source_20_Text"><text:span text:style-name="T31">DATABASE_URL</text:span></text:span><text:span text:style-name="Source_20_Text"><text:span text:style-name="T38">=</text:span></text:span><text:span text:style-name="Source_20_Text"><text:span text:style-name="T44">"mysql://admin:Afpa1234@127.0.0.1:3306/symrecipe?serverVersion=mariadb-10.6.12&amp;charset=utf8mb4"</text:span></text:span></text:p>
      <text:p text:style-name="P1"/>
      <text:p text:style-name="P1"/>
      <text:p text:style-name="P11"><text:span text:style-name="Source_20_Text"><text:span text:style-name="T12">CRÉER UNE NOUVELLE BASE DE DONNÉES :</text:span></text:span></text:p>
      <text:p text:style-name="P1"/>
      <text:p text:style-name="P10"><text:span text:style-name="Source_20_Text"><text:span text:style-name="T12">php bin/console doctrine:database:create</text:span></text:span></text:p>
      <text:p text:style-name="P10"><text:span text:style-name="Source_20_Text"><text:span text:style-name="T12">(ou, <text:s/>php bin/console d:d:c)</text:span></text:span></text:p>
      <text:p text:style-name="P1"/>
      <text:p text:style-name="P1"/>
      <text:p text:style-name="P10"><text:span text:style-name="Source_20_Text"><text:span text:style-name="T12">SUPPRIMER UNE BASE DE DONNÉES :</text:span></text:span></text:p>
      <text:p text:style-name="P1"/>
      <text:p text:style-name="P10"><text:span text:style-name="Source_20_Text"><text:span text:style-name="T12">php bin/console doctrine:database:drop --force</text:span></text:span></text:p>
      <text:p text:style-name="P10"><text:span text:style-name="Source_20_Text"><text:span text:style-name="T12">(ou, <text:s/>php bin/console d:d:d --force)</text:span></text:span></text:p>
      <text:p text:style-name="P1"/>
      <text:p text:style-name="P1"/>
      <text:p text:style-name="P10"><text:span text:style-name="Source_20_Text"><text:span text:style-name="T12">CRÉER UNE NOUVELLE ENTITÉ :</text:span></text:span></text:p>
      <text:p text:style-name="P1"/>
      <text:p text:style-name="P10"><text:span text:style-name="Source_20_Text"><text:span text:style-name="T12">php bin/console make:entity</text:span></text:span></text:p>
      <text:p text:style-name="P10"><text:span text:style-name="Source_20_Text"><text:span text:style-name="T12">(ou, <text:s/>php bin/console m:e )</text:span></text:span></text:p>
      <text:p text:style-name="P1"/>
      <text:p text:style-name="P10"><text:span text:style-name="Source_20_Text"><text:span text:style-name="T12">+ Entrer les attributs de la class en répondant aux questions de Symfony</text:span></text:span></text:p>
      <text:p text:style-name="P10"><text:span text:style-name="Source_20_Text"><text:span text:style-name="T12">- Nom de la class (ex : Ingredient)</text:span></text:span></text:p>
      <text:p text:style-name="P10"><text:span text:style-name="Source_20_Text"><text:span text:style-name="T12">- Nom de la propriété / attribut (ex: Name)</text:span></text:span></text:p>
      <text:p text:style-name="P10"><text:span text:style-name="Source_20_Text"><text:span text:style-name="T12">- Type de la propriété (ex : String) (String par défaut, faire Entrée si OK), entrer « ? » pour voir tous les types disponibles</text:span></text:span></text:p>
      <text:p text:style-name="P10"><text:span text:style-name="Source_20_Text"><text:span text:style-name="T12">- Longueur de la propriété (ex : 255) (255 par défaut, faire Entrée si OK)</text:span></text:span></text:p>
      <text:p text:style-name="P10"><text:span text:style-name="Source_20_Text"><text:span text:style-name="T12">- Nullable (ex : no) (no par défaut, faire Entrée si OK)</text:span></text:span></text:p>
      <text:p text:style-name="P5"/>
      <text:p text:style-name="P10"><text:span text:style-name="Source_20_Text"><text:span text:style-name="T12">+ Faire ça pour tous les attributs/propriétés de la class</text:span></text:span></text:p>
      <text:p text:style-name="P5"/>
      <text:p text:style-name="P10"><text:span text:style-name="Source_20_Text"><text:span text:style-name="T12">+ Appuyer sur « Entrée » quand tous les attributs sont renseignés</text:span></text:span></text:p>
      <text:p text:style-name="P1"/>
      <text:p text:style-name="P1"/>
      <text:p text:style-name="P10"><text:span text:style-name="Source_20_Text"><text:span text:style-name="T12">CRÉER UN NOUVEAU CONTROLLER :</text:span></text:span></text:p>
      <text:p text:style-name="P1"/>
      <text:p text:style-name="P10"><text:span text:style-name="Source_20_Text"><text:span text:style-name="T12">symfony console make:controller</text:span></text:span></text:p>
      <text:p text:style-name="P1"/>
      <text:p text:style-name="P10"><text:span text:style-name="Source_20_Text"><text:span text:style-name="T12">OU</text:span></text:span></text:p>
      <text:p text:style-name="P1"/>
      <text:p text:style-name="P10"><text:span text:style-name="Source_20_Text"><text:span text:style-name="T12">php bin/console make:controller NomDuController</text:span></text:span></text:p>
      <text:p text:style-name="P1"/>
      <text:p text:style-name="P10"><text:span text:style-name="Source_20_Text"><text:span text:style-name="T12">(Convention pour les noms des controllers : écrire le nom en commençant par une Majuscule, suivit de Controller sans espace et avec une Majuscule également → exemple : NomController)</text:span></text:span></text:p>
      <text:p text:style-name="P1"/>
      <text:p text:style-name="P1"/>
      <text:p text:style-name="P1"/>
      <text:p text:style-name="P5"/>
      <text:p text:style-name="P11"><text:span text:style-name="Source_20_Text"><text:span text:style-name="T12">COMPLÉTER UNE ENTITÉ :</text:span></text:span></text:p>
      <text:p text:style-name="P1"/>
      <text:p text:style-name="P10"><text:span text:style-name="Source_20_Text"><text:span text:style-name="T12">php bin/console make :entity « NomDeLentité »</text:span></text:span></text:p>
      <text:p text:style-name="P1"/>
      <text:p text:style-name="P10"><text:span text:style-name="Source_20_Text"><text:span text:style-name="T12">exemple : php bin/console make :entity User (pour un utilisateur) (première propriété entrée dans le Tuto SymRecipe)</text:span></text:span></text:p>
      <text:p text:style-name="P1"/>
      <text:p text:style-name="P10"><text:span text:style-name="Source_20_Text"><text:span text:style-name="T12">+</text:span></text:span></text:p>
      <text:p text:style-name="P1"/>
      <text:p text:style-name="P10"><text:span text:style-name="Source_20_Text"><text:span text:style-name="T12">Symfony nous informe que l’entité existe déjà et nous propose d’ajouter une propriété :</text:span></text:span></text:p>
      <text:p text:style-name="P1"/>
      <text:p text:style-name="P10"><text:span text:style-name="Source_20_Text"><text:span text:style-name="T12">exemple : fullName</text:span></text:span></text:p>
      <text:p text:style-name="P1"/>
      <text:p text:style-name="P10"><text:span text:style-name="Source_20_Text"><text:span text:style-name="T12">+</text:span></text:span></text:p>
      <text:p text:style-name="P1"/>
      <text:p text:style-name="P10"><text:span text:style-name="Source_20_Text"><text:span text:style-name="T12">Type de propriété (exemple : string)</text:span></text:span></text:p>
      <text:p text:style-name="P5"/>
      <text:p text:style-name="P10"><text:span text:style-name="Source_20_Text"><text:span text:style-name="T12">+</text:span></text:span></text:p>
      <text:p text:style-name="P5"/>
      <text:p text:style-name="P10"><text:span text:style-name="Source_20_Text"><text:span text:style-name="T12">Taille (Défaut : 255) : Exemple : 50</text:span></text:span></text:p>
      <text:p text:style-name="P5"/>
      <text:p text:style-name="P10"><text:span text:style-name="Source_20_Text"><text:span text:style-name="T12">+</text:span></text:span></text:p>
      <text:p text:style-name="P5"/>
      <text:p text:style-name="P10"><text:span text:style-name="Source_20_Text"><text:span text:style-name="T12">Nullable ? (Défaut : No)</text:span></text:span></text:p>
      <text:p text:style-name="P5"/>
      <text:p text:style-name="P5"/>
      <text:p text:style-name="P5"/>
      <text:p text:style-name="P10"><text:span text:style-name="Source_20_Text"><text:span text:style-name="T12">Exemple autre propriété (deuxième propriété entrée dans le Tuto SymRecipe) : Pseudo → string → 50 → Yes</text:span></text:span></text:p>
      <text:p text:style-name="P5"/>
      <text:p text:style-name="P10"><text:span text:style-name="Source_20_Text"><text:span text:style-name="T12">Exemple autre propriété (troisième propriété entrée dans le Tuto SymRecipe) : createdAt → datetime_immutable → No</text:span></text:span></text:p>
      <text:p text:style-name="P5"/>
      <text:p text:style-name="P5"/>
      <text:p text:style-name="P10"><text:span text:style-name="Source_20_Text"><text:span text:style-name="T14">CRÉER UN UTILISATEUR :</text:span></text:span></text:p>
      <text:p text:style-name="P5"/>
      <text:p text:style-name="P10"><text:span text:style-name="Source_20_Text"><text:span text:style-name="T21">/!\ L’entité User est un entité particulière et ne se créée pas avec make:entity mais avec la commande si dessous /!\</text:span></text:span></text:p>
      <text:p text:style-name="P1"/>
      <text:p text:style-name="P10"><text:span text:style-name="Source_20_Text"><text:span text:style-name="T12">php bin/console make:user</text:span></text:span></text:p>
      <text:p text:style-name="P1"/>
      <text:p text:style-name="P10"><text:span text:style-name="Source_20_Text"><text:span text:style-name="T12">+</text:span></text:span></text:p>
      <text:p text:style-name="P1"/>
      <text:p text:style-name="P10"><text:span text:style-name="Source_20_Text"><text:span text:style-name="T12">Nom du profil utilisateur (Défaut User)</text:span></text:span></text:p>
      <text:p text:style-name="P1"><text:soft-page-break/></text:p>
      <text:p text:style-name="P10"><text:span text:style-name="Source_20_Text"><text:span text:style-name="T12">+</text:span></text:span></text:p>
      <text:p text:style-name="P1"/>
      <text:p text:style-name="P10"><text:span text:style-name="Source_20_Text"><text:span text:style-name="T12">Stocker les données utilisateurs dans la BDD ? (Défaut Yes)</text:span></text:span></text:p>
      <text:p text:style-name="P1"/>
      <text:p text:style-name="P10"><text:span text:style-name="Source_20_Text"><text:span text:style-name="T12">+</text:span></text:span></text:p>
      <text:p text:style-name="P1"/>
      <text:p text:style-name="P10"><text:span text:style-name="Source_20_Text"><text:span text:style-name="T12"><text:s/>Propriété du nom (qui sera afficher en public comme nom utilisateur, exemples : email, username (pseudo)) ? (Défaut email)</text:span></text:span></text:p>
      <text:p text:style-name="P1"/>
      <text:p text:style-name="P10"><text:span text:style-name="Source_20_Text"><text:span text:style-name="T12">+</text:span></text:span></text:p>
      <text:p text:style-name="P1"/>
      <text:p text:style-name="P10"><text:span text:style-name="Source_20_Text"><text:span text:style-name="T12">Hashage des mdp ? (Défaut Yes)</text:span></text:span></text:p>
      <text:p text:style-name="P1"/>
      <text:p text:style-name="P1"/>
      <text:p text:style-name="P1"/>
      <text:p text:style-name="P10"><text:span text:style-name="Source_20_Text"><text:span text:style-name="T12">security.yaml :</text:span></text:span></text:p>
      <text:p text:style-name="P1"/>
      <text:p text:style-name="P10"><text:span text:style-name="Source_20_Text"><text:span text:style-name="T12">Vérifier qu’il y ait :</text:span></text:span></text:p>
      <text:p text:style-name="Standard"><text:span text:style-name="Source_20_Text"><text:span text:style-name="T61">providers</text:span></text:span><text:span text:style-name="Source_20_Text"><text:span text:style-name="T35">:</text:span></text:span></text:p>
      <text:p text:style-name="P13"><text:tab/># used to reload user from session &amp; other features (e.g. switch_user)</text:p>
      <text:p text:style-name="P14"><text:span text:style-name="Police_20_par_20_défaut"><text:span text:style-name="T61"><text:tab/>app_user_provider</text:span></text:span><text:span text:style-name="Police_20_par_20_défaut"><text:span text:style-name="T35">:</text:span></text:span></text:p>
      <text:p text:style-name="P14"><text:span text:style-name="Police_20_par_20_défaut"><text:span text:style-name="T61"><text:tab/><text:tab/>entity</text:span></text:span><text:span text:style-name="Police_20_par_20_défaut"><text:span text:style-name="T35">:</text:span></text:span></text:p>
      <text:p text:style-name="P14"><text:span text:style-name="Police_20_par_20_défaut"><text:span text:style-name="T61"><text:tab/><text:tab/><text:tab/>class</text:span></text:span><text:span text:style-name="Police_20_par_20_défaut"><text:span text:style-name="T35">: </text:span></text:span><text:span text:style-name="Police_20_par_20_défaut"><text:span text:style-name="T41">App\Entity\User</text:span></text:span></text:p>
      <text:p text:style-name="P14"><text:span text:style-name="Police_20_par_20_défaut"><text:span text:style-name="T61"><text:tab/><text:tab/><text:tab/>property</text:span></text:span><text:span text:style-name="Police_20_par_20_défaut"><text:span text:style-name="T35">: </text:span></text:span><text:span text:style-name="Police_20_par_20_défaut"><text:span text:style-name="T41">email</text:span></text:span></text:p>
      <text:p text:style-name="P18"/>
      <text:p text:style-name="P14"><text:span text:style-name="Source_20_Text"><text:span text:style-name="T3">Le provider sert à trouver un utilisateur dans la BDD à l’aide d’une propriété, ici <text:s/>son email</text:span></text:span></text:p>
      <text:p text:style-name="P18"/>
      <text:p text:style-name="P14"><text:span text:style-name="Source_20_Text"><text:span text:style-name="T3">et ajouter, dans la partie « firewalls → main » sous « provider : »</text:span></text:span></text:p>
      <text:p text:style-name="P18"/>
      <text:p text:style-name="P14"><text:span text:style-name="Source_20_Text"><text:span text:style-name="T65">form_login</text:span></text:span><text:span text:style-name="Source_20_Text"><text:span text:style-name="T67">:</text:span></text:span></text:p>
      <text:p text:style-name="P14"><text:span text:style-name="Police_20_par_20_défaut"><text:span text:style-name="T61"><text:tab/>login_path</text:span></text:span><text:span text:style-name="Police_20_par_20_défaut"><text:span text:style-name="T35">: </text:span></text:span><text:span text:style-name="Police_20_par_20_défaut"><text:span text:style-name="T41">security.login</text:span></text:span></text:p>
      <text:p text:style-name="P14"><text:span text:style-name="Police_20_par_20_défaut"><text:span text:style-name="T61"><text:tab/>check-path</text:span></text:span><text:span text:style-name="Police_20_par_20_défaut"><text:span text:style-name="T35">: </text:span></text:span><text:span text:style-name="Police_20_par_20_défaut"><text:span text:style-name="T41">security.login</text:span></text:span></text:p>
      <text:p text:style-name="P14"><text:span text:style-name="Police_20_par_20_défaut"><text:span text:style-name="T61">logout</text:span></text:span><text:span text:style-name="Police_20_par_20_défaut"><text:span text:style-name="T35">:</text:span></text:span></text:p>
      <text:p text:style-name="P14"><text:span text:style-name="Police_20_par_20_défaut"><text:span text:style-name="T61"><text:tab/>path</text:span></text:span><text:span text:style-name="Police_20_par_20_défaut"><text:span text:style-name="T35">: </text:span></text:span><text:span text:style-name="Police_20_par_20_défaut"><text:span text:style-name="T41">security.logout</text:span></text:span></text:p>
      <text:p text:style-name="P18"/>
      <text:p text:style-name="P18"/>
      <text:p text:style-name="P14"><text:span text:style-name="Source_20_Text"><text:span text:style-name="T3">« security.login » = Nom de la route du controller</text:span></text:span></text:p>
      <text:p text:style-name="P14"><text:span text:style-name="Source_20_Text"><text:span text:style-name="T3">et logout pour la déconnexion</text:span></text:span></text:p>
      <text:p text:style-name="P18"/>
      <text:p text:style-name="P14"><text:span text:style-name="Source_20_Text"><text:span text:style-name="T3">Exemple dans le SecurityController.php :</text:span></text:span></text:p>
      <text:p text:style-name="P14"><text:span text:style-name="Source_20_Text"><text:span text:style-name="T67">#[Route(</text:span></text:span><text:span text:style-name="Source_20_Text"><text:span text:style-name="T45">'/connexion'</text:span></text:span><text:span text:style-name="Source_20_Text"><text:span text:style-name="T67">, </text:span></text:span><text:span text:style-name="Source_20_Text"><text:span text:style-name="T32">name</text:span></text:span><text:span text:style-name="Source_20_Text"><text:span text:style-name="T67">: </text:span></text:span><text:span text:style-name="Source_20_Text"><text:span text:style-name="T45">'security.login'</text:span></text:span><text:span text:style-name="Source_20_Text"><text:span text:style-name="T67">, </text:span></text:span><text:span text:style-name="Source_20_Text"><text:span text:style-name="T32">methods</text:span></text:span><text:span text:style-name="Source_20_Text"><text:span text:style-name="T67">: [</text:span></text:span><text:span text:style-name="Source_20_Text"><text:span text:style-name="T45">'GET'</text:span></text:span><text:span text:style-name="Source_20_Text"><text:span text:style-name="T67">, </text:span></text:span><text:span text:style-name="Source_20_Text"><text:span text:style-name="T45">'POST'</text:span></text:span><text:span text:style-name="Source_20_Text"><text:span text:style-name="T67">])]</text:span></text:span></text:p>
      <text:p text:style-name="P18"/>
      <text:p text:style-name="P18"/>
      <text:p text:style-name="P14"><text:span text:style-name="Source_20_Text"><text:span text:style-name="T3">Pour utiliser les EntityListeners :</text:span></text:span></text:p>
      <text:p text:style-name="P2"/>
      <text:p text:style-name="P14"><text:span text:style-name="Source_20_Text"><text:span text:style-name="T12">Ajouter dans le fichier services.yaml :</text:span></text:span></text:p>
      <text:p text:style-name="P2"><text:soft-page-break/></text:p>
      <text:p text:style-name="P14"><text:span text:style-name="Source_20_Text"><text:span text:style-name="T61">App\EntityListener\</text:span></text:span><text:span text:style-name="Source_20_Text"><text:span text:style-name="T35">:</text:span></text:span></text:p>
      <text:p text:style-name="P14"><text:span text:style-name="Police_20_par_20_défaut"><text:span text:style-name="T61">resource</text:span></text:span><text:span text:style-name="Police_20_par_20_défaut"><text:span text:style-name="T35">: </text:span></text:span><text:span text:style-name="Police_20_par_20_défaut"><text:span text:style-name="T41">"../src/EntityListener/"</text:span></text:span></text:p>
      <text:p text:style-name="P14"><text:span text:style-name="Police_20_par_20_défaut"><text:span text:style-name="T61">tags</text:span></text:span><text:span text:style-name="Police_20_par_20_défaut"><text:span text:style-name="T35">: [</text:span></text:span><text:span text:style-name="Police_20_par_20_défaut"><text:span text:style-name="T41">"doctrine.orm.entity_listener"</text:span></text:span><text:span text:style-name="Police_20_par_20_défaut"><text:span text:style-name="T35">]</text:span></text:span></text:p>
      <text:p text:style-name="P2"/>
      <text:p text:style-name="P14"><text:span text:style-name="Source_20_Text"><text:span text:style-name="T12">Et ajouter dans le fichier de l’Entité, par exemple User.php :</text:span></text:span></text:p>
      <text:p text:style-name="P2"/>
      <text:p text:style-name="P14"><text:span text:style-name="Source_20_Text"><text:span text:style-name="T35">#[ORM\EntityListeners([</text:span></text:span><text:span text:style-name="Source_20_Text"><text:span text:style-name="T41">'App\EntityListener\UserListener'</text:span></text:span><text:span text:style-name="Source_20_Text"><text:span text:style-name="T35">])]</text:span></text:span></text:p>
      <text:p text:style-name="P2"/>
      <text:p text:style-name="P2"/>
      <text:p text:style-name="P14"><text:span text:style-name="Source_20_Text"><text:span text:style-name="T12">(au niveau de la class de l’entité, dans l’exemple, au-dessus de</text:span></text:span></text:p>
      <text:p text:style-name="P14"><text:span text:style-name="Source_20_Text"><text:span text:style-name="T61">class</text:span></text:span><text:span text:style-name="Source_20_Text"><text:span text:style-name="T35"> </text:span></text:span><text:span text:style-name="Source_20_Text"><text:span text:style-name="T68">User</text:span></text:span><text:span text:style-name="Source_20_Text"><text:span text:style-name="T35"> </text:span></text:span><text:span text:style-name="Source_20_Text"><text:span text:style-name="T61">implements</text:span></text:span><text:span text:style-name="Source_20_Text"><text:span text:style-name="T35"> </text:span></text:span><text:span text:style-name="Source_20_Text"><text:span text:style-name="T68">UserInterface</text:span></text:span><text:span text:style-name="Source_20_Text"><text:span text:style-name="T35">, </text:span></text:span><text:span text:style-name="Source_20_Text"><text:span text:style-name="T68">PasswordAuthenticatedUserInterface</text:span></text:span></text:p>
      <text:p text:style-name="P18">{</text:p>
      <text:p text:style-name="P14"><text:span text:style-name="Source_20_Text"><text:span text:style-name="T12">…</text:span></text:span></text:p>
      <text:p text:style-name="P2"/>
      <text:p text:style-name="P14"><text:span text:style-name="Source_20_Text"><text:span text:style-name="T12">Dans le dossier « src », créer un dossier « EntityListener » et à l’intérieur, un fichier « UserListener.php »</text:span></text:span></text:p>
      <text:p text:style-name="P2"/>
      <text:p text:style-name="P14"><text:span text:style-name="Source_20_Text"><text:span text:style-name="T12">Voir ce fichier dans le SymRecipe pour le paramétrage !</text:span></text:span></text:p>
      <text:p text:style-name="P2"/>
      <text:p text:style-name="P2"/>
      <text:p text:style-name="P10"><text:span text:style-name="Source_20_Text"><text:span text:style-name="T12">POUR LE FIREWALL :</text:span></text:span></text:p>
      <text:p text:style-name="P2"/>
      <text:p text:style-name="P14"><text:span text:style-name="Source_20_Text"><text:span text:style-name="T12">Dans config/packages/security.yaml, ajouter dans la partie firewalls : puis dans main :</text:span></text:span></text:p>
      <text:p text:style-name="P2"/>
      <text:p text:style-name="P14"><text:span text:style-name="Source_20_Text"><text:span text:style-name="T63">form_login</text:span></text:span><text:span text:style-name="Source_20_Text"><text:span text:style-name="T70">:</text:span></text:span></text:p>
      <text:p text:style-name="P14"><text:span text:style-name="Police_20_par_20_défaut"><text:span text:style-name="T63"><text:tab/>login_path</text:span></text:span><text:span text:style-name="Police_20_par_20_défaut"><text:span text:style-name="T70">: </text:span></text:span><text:span text:style-name="Police_20_par_20_défaut"><text:span text:style-name="T40">security.login</text:span></text:span></text:p>
      <text:p text:style-name="P14"><text:span text:style-name="Police_20_par_20_défaut"><text:span text:style-name="T63"><text:tab/>check_path</text:span></text:span><text:span text:style-name="Police_20_par_20_défaut"><text:span text:style-name="T70">: </text:span></text:span><text:span text:style-name="Police_20_par_20_défaut"><text:span text:style-name="T40">security.login</text:span></text:span></text:p>
      <text:p text:style-name="P14"><text:span text:style-name="Police_20_par_20_défaut"><text:span text:style-name="T63">logout</text:span></text:span><text:span text:style-name="Police_20_par_20_défaut"><text:span text:style-name="T70">:</text:span></text:span></text:p>
      <text:p text:style-name="P14"><text:span text:style-name="Police_20_par_20_défaut"><text:span text:style-name="T63"><text:tab/>path</text:span></text:span><text:span text:style-name="Police_20_par_20_défaut"><text:span text:style-name="T70">: </text:span></text:span><text:span text:style-name="Police_20_par_20_défaut"><text:span text:style-name="T40">security.logout</text:span></text:span></text:p>
      <text:p text:style-name="P17"/>
      <text:p text:style-name="P2"/>
      <text:p text:style-name="P14"><text:span text:style-name="Source_20_Text"><text:span text:style-name="T12">Voir projet SymRecipe</text:span></text:span></text:p>
      <text:p text:style-name="P11"><text:span text:style-name="Source_20_Text"><text:span text:style-name="T12">FAIRE UNE MIGRATION (INTERPRÈTE LES ENTITÉS ET LES TRANSPOSE) :</text:span></text:span></text:p>
      <text:p text:style-name="P1"/>
      <text:p text:style-name="P10"><text:span text:style-name="Source_20_Text"><text:span text:style-name="T12">Par exemple, créer une table ingrédient (avec les différentes colonnes) en fonction d’une entité créée préalablement. Créer un fichier dans le dossier « migrations ».</text:span></text:span></text:p>
      <text:p text:style-name="P1"/>
      <text:p text:style-name="P10"><text:span text:style-name="Source_20_Text"><text:span text:style-name="T12">php bin/console make:migration</text:span></text:span></text:p>
      <text:p text:style-name="P1"/>
      <text:p text:style-name="P10"><text:span text:style-name="Source_20_Text"><text:span text:style-name="T12">+ yes</text:span></text:span></text:p>
      <text:p text:style-name="P1"/>
      <text:p text:style-name="P1"/>
      <text:p text:style-name="P10"><text:span text:style-name="Source_20_Text"><text:span text:style-name="T12">ENVOYER LES MIGRATIONS :</text:span></text:span></text:p>
      <text:p text:style-name="P1"/>
      <text:p text:style-name="P10"><text:span text:style-name="Source_20_Text"><text:span text:style-name="T12">Pousse les migrations vers la base de données (envoie les fichiers dans le dossier « migrations » dans la base de données, créé la/les tables)</text:span></text:span></text:p>
      <text:p text:style-name="P1"/>
      <text:p text:style-name="P10"><text:span text:style-name="Source_20_Text"><text:span text:style-name="T12">php bin/console doctrine:migrations:migrate</text:span></text:span></text:p>
      <text:p text:style-name="P10"><text:span text:style-name="Source_20_Text"><text:span text:style-name="T12">( php bin/console d:m:m)</text:span></text:span></text:p>
      <text:p text:style-name="P1"/>
      <text:p text:style-name="P1"/>
      <text:p text:style-name="P10"><text:span text:style-name="Source_20_Text"><text:span text:style-name="T12">UTILISER LES VALIDATEURS (pour les données des tables) :</text:span></text:span></text:p>
      <text:p text:style-name="P1"/>
      <text:p text:style-name="Standard"><text:span text:style-name="Source_20_Text"><text:span text:style-name="T61">use</text:span></text:span><text:span text:style-name="Source_20_Text"><text:span text:style-name="T35"> Symfony\Component\Validator\</text:span></text:span><text:span text:style-name="Source_20_Text"><text:span text:style-name="T68">Constraints</text:span></text:span><text:span text:style-name="Source_20_Text"><text:span text:style-name="T35"> </text:span></text:span><text:span text:style-name="Source_20_Text"><text:span text:style-name="T61">as</text:span></text:span><text:span text:style-name="Source_20_Text"><text:span text:style-name="T35"> Assert;</text:span></text:span></text:p>
      <text:p text:style-name="P1"/>
      <text:p text:style-name="P1"/>
      <text:p text:style-name="P10"><text:span text:style-name="Source_20_Text"><text:span text:style-name="T12">UTILISER LES FIXTURES (jeu de fausse données pour les DB) :</text:span></text:span></text:p>
      <text:p text:style-name="P1"/>
      <text:p text:style-name="Preformatted_20_Text"><text:span text:style-name="Source_20_Text"><text:span text:style-name="T17">composer require --dev orm-fixtures <text:s text:c="11"/></text:span></text:span></text:p>
      <text:p text:style-name="P8"/>
      <text:p text:style-name="Preformatted_20_Text"><text:span text:style-name="Source_20_Text"><text:span text:style-name="T17">(--dev car besoin de fausses données seulement pendant le développement et non en production)</text:span></text:span></text:p>
      <text:p text:style-name="P8"/>
      <text:p text:style-name="P8"/>
      <text:p text:style-name="P10"><text:span text:style-name="Source_20_Text"><text:span text:style-name="T12">UTILISER LES FAKERPHP (librairie php qui génère de fausses données , nom, adresse mail… rend les fausses données plus réelles) :</text:span></text:span></text:p>
      <text:p text:style-name="P8"/>
      <text:p text:style-name="Preformatted_20_Text"><text:span text:style-name="Source_20_Text"><text:span text:style-name="T71">composer require fakerphp/faker</text:span></text:span><text:span text:style-name="Source_20_Text"><text:span text:style-name="T72"> --dev</text:span></text:span></text:p>
      <text:p text:style-name="P8"/>
      <text:p text:style-name="Preformatted_20_Text"><text:span text:style-name="Source_20_Text"><text:span text:style-name="T17">(--dev car besoin de fausses données seulement pendant le développement)</text:span></text:span></text:p>
      <text:p text:style-name="P8"/>
      <text:p text:style-name="P8"/>
      <text:p text:style-name="P10"><text:span text:style-name="Source_20_Text"><text:span text:style-name="T12">ENVOYER LES FIXTURES (fichiers du dossier app\fixtures) DANS LA DB :</text:span></text:span></text:p>
      <text:p text:style-name="P1"/>
      <text:p text:style-name="Preformatted_20_Text"><text:span text:style-name="Source_20_Text"><text:span text:style-name="T17">php bin/console doctrine:fixtures:load</text:span></text:span></text:p>
      <text:p text:style-name="P8"/>
      <text:p text:style-name="Preformatted_20_Text"><text:span text:style-name="Source_20_Text"><text:span text:style-name="T17">+</text:span></text:span></text:p>
      <text:p text:style-name="P8"/>
      <text:p text:style-name="Preformatted_20_Text"><text:span text:style-name="Source_20_Text"><text:span text:style-name="T17">yes</text:span></text:span></text:p>
      <text:p text:style-name="P1"><text:soft-page-break/></text:p>
      <text:p text:style-name="P10"><text:span text:style-name="Source_20_Text"><text:span text:style-name="T18">Pour entrer des données de test dans la BDD et la mettre à jour en une seule commande :</text:span></text:span></text:p>
      <text:p text:style-name="P1"/>
      <text:p text:style-name="P10"><text:span text:style-name="Source_20_Text"><text:span text:style-name="T18">Ajouter au fichier « composer.json », dans la partie script :</text:span></text:span></text:p>
      <text:p text:style-name="P1"/>
      <text:p text:style-name="Standard"><text:span text:style-name="Source_20_Text"><text:span text:style-name="T29">"fixtures"</text:span></text:span><text:span text:style-name="Source_20_Text"><text:span text:style-name="T36">: [</text:span></text:span></text:p>
      <text:p text:style-name="P14"><text:span text:style-name="Police_20_par_20_défaut"><text:span text:style-name="T41">"php bin/console doctrine:database:drop --force"</text:span></text:span><text:span text:style-name="Police_20_par_20_défaut"><text:span text:style-name="T35">,</text:span></text:span></text:p>
      <text:p text:style-name="P14"><text:span text:style-name="Police_20_par_20_défaut"><text:span text:style-name="T41">"php bin/console doctrine:database:create"</text:span></text:span><text:span text:style-name="Police_20_par_20_défaut"><text:span text:style-name="T35">,</text:span></text:span></text:p>
      <text:p text:style-name="P14"><text:span text:style-name="Police_20_par_20_défaut"><text:span text:style-name="T41">"php bin/console doctrine:schema:update --force –complete"</text:span></text:span><text:span text:style-name="Police_20_par_20_défaut"><text:span text:style-name="T35">,</text:span></text:span></text:p>
      <text:p text:style-name="P20">"php bin/console doctrine:fixtures:load --append"</text:p>
      <text:p text:style-name="P18">]</text:p>
      <text:p text:style-name="P18"/>
      <text:p text:style-name="P14"><text:span text:style-name="Source_20_Text"><text:span text:style-name="T20">!!! ATTENTION !!! EN utilisant schema:update cela supprime la table des migrations dans la BDD</text:span></text:span></text:p>
      <text:p text:style-name="P14"><text:span text:style-name="Source_20_Text"><text:span text:style-name="T20">A utiliser seulement en dev et non en prod (utiliser les migrations en prod)</text:span></text:span></text:p>
      <text:p text:style-name="P18"/>
      <text:p text:style-name="P14"><text:span text:style-name="Source_20_Text"><text:span text:style-name="T7">Ensuite, il faut appeler la commande fixtures dans le terminal avec :</text:span></text:span></text:p>
      <text:p text:style-name="P18"/>
      <text:p text:style-name="P14"><text:span text:style-name="Source_20_Text"><text:span text:style-name="T7">composer fixtures</text:span></text:span></text:p>
      <text:p text:style-name="P18"/>
      <text:p text:style-name="P14"><text:span text:style-name="Source_20_Text"><text:span text:style-name="T7">Cela va lancer les 4 commandes « php bin/console » que l’on vient d’écrire dans le script</text:span></text:span></text:p>
      <text:p text:style-name="P1"/>
      <text:p text:style-name="P1"/>
      <text:p text:style-name="P10"><text:span text:style-name="Source_20_Text"><text:span text:style-name="T12">PAGINATOR BUNDLE :</text:span></text:span></text:p>
      <text:p text:style-name="P8"/>
      <text:p text:style-name="P8"/>
      <text:p text:style-name="Preformatted_20_Text"><text:span text:style-name="Source_20_Text"><text:span text:style-name="T17">composer require knplabs/knp-paginator-bundle <text:s/>→ Dans le terminal</text:span></text:span></text:p>
      <text:p text:style-name="P1"/>
      <text:p text:style-name="P10"><text:span text:style-name="Source_20_Text"><text:span text:style-name="T18">+</text:span></text:span></text:p>
      <text:p text:style-name="P1"/>
      <text:p text:style-name="P10"><text:span text:style-name="Source_20_Text"><text:span text:style-name="T18">Créer un fichier yaml (knp_paginator.yaml) dans config/packages et coller dedans, la partie « YAML: » de ce Git Repository : </text:span></text:span><text:a xlink:type="simple" xlink:href="https://github.com/KnpLabs/KnpPaginatorBundle" office:target-frame-name="_top" xlink:show="replace" text:style-name="Internet_20_link" text:visited-style-name="Visited_20_Internet_20_Link"><text:span text:style-name="Source_20_Text"><text:span text:style-name="T18">https://github.com/KnpLabs/KnpPaginatorBundle</text:span></text:span></text:a></text:p>
      <text:p text:style-name="P1"/>
      <text:p text:style-name="P10"><text:span text:style-name="Source_20_Text"><text:span text:style-name="T18">+</text:span></text:span></text:p>
      <text:p text:style-name="P1"/>
      <text:p text:style-name="P10"><text:span text:style-name="Source_20_Text"><text:span text:style-name="T8">Copier (faire une injection de dépendance dans la fonction de notre controller) : « PaginatorInterface $paginator » dans notre controller et faire un import class sur <text:s/>PaginatorInterface ET idem pour « Request $request » (avec import class)</text:span></text:span></text:p>
      <text:p text:style-name="P10"/>
      <text:p text:style-name="P10"><text:span text:style-name="Source_20_Text"><text:span text:style-name="T8">+</text:span></text:span></text:p>
      <text:p text:style-name="P10"/>
      <text:p text:style-name="P10"><text:span text:style-name="Source_20_Text"><text:span text:style-name="T8">Dans le Controller, cela donne :</text:span></text:span></text:p>
      <text:p text:style-name="P10"/>
      <text:p text:style-name="Standard"><text:span text:style-name="Source_20_Text"><text:span text:style-name="T66">&lt;?php</text:span></text:span></text:p>
      <text:p text:style-name="P14"/>
      <text:p text:style-name="P14"><text:span text:style-name="Police_20_par_20_défaut"><text:span text:style-name="T61">namespace</text:span></text:span><text:span text:style-name="Police_20_par_20_défaut"><text:span text:style-name="T35"> </text:span></text:span><text:span text:style-name="Police_20_par_20_défaut"><text:span text:style-name="T68">App\Controller</text:span></text:span><text:span text:style-name="Police_20_par_20_défaut"><text:span text:style-name="T35">;</text:span></text:span></text:p>
      <text:p text:style-name="P14"/>
      <text:p text:style-name="P14"><text:span text:style-name="Police_20_par_20_défaut"><text:span text:style-name="T61">use</text:span></text:span><text:span text:style-name="Police_20_par_20_défaut"><text:span text:style-name="T35"> App\Repository\</text:span></text:span><text:span text:style-name="Police_20_par_20_défaut"><text:span text:style-name="T68">IngredientRepository</text:span></text:span><text:span text:style-name="Police_20_par_20_défaut"><text:span text:style-name="T35">;</text:span></text:span></text:p>
      <text:p text:style-name="P14"><text:span text:style-name="Police_20_par_20_défaut"><text:span text:style-name="T61">use</text:span></text:span><text:span text:style-name="Police_20_par_20_défaut"><text:span text:style-name="T35"> Knp\Component\Pager\</text:span></text:span><text:span text:style-name="Police_20_par_20_défaut"><text:span text:style-name="T68">PaginatorInterface</text:span></text:span><text:span text:style-name="Police_20_par_20_défaut"><text:span text:style-name="T35">;</text:span></text:span></text:p>
      <text:p text:style-name="P14"><text:soft-page-break/><text:span text:style-name="Police_20_par_20_défaut"><text:span text:style-name="T61">use</text:span></text:span><text:span text:style-name="Police_20_par_20_défaut"><text:span text:style-name="T35"> Symfony\Component\HttpFoundation\</text:span></text:span><text:span text:style-name="Police_20_par_20_défaut"><text:span text:style-name="T68">Response</text:span></text:span><text:span text:style-name="Police_20_par_20_défaut"><text:span text:style-name="T35">;</text:span></text:span></text:p>
      <text:p text:style-name="P14"><text:span text:style-name="Police_20_par_20_défaut"><text:span text:style-name="T61">use</text:span></text:span><text:span text:style-name="Police_20_par_20_défaut"><text:span text:style-name="T35"> Symfony\Component\Routing\Annotation\</text:span></text:span><text:span text:style-name="Police_20_par_20_défaut"><text:span text:style-name="T68">Route</text:span></text:span><text:span text:style-name="Police_20_par_20_défaut"><text:span text:style-name="T35">;</text:span></text:span></text:p>
      <text:p text:style-name="P14"><text:span text:style-name="Police_20_par_20_défaut"><text:span text:style-name="T61">use</text:span></text:span><text:span text:style-name="Police_20_par_20_défaut"><text:span text:style-name="T35"> Symfony\Bundle\FrameworkBundle\Controller\</text:span></text:span><text:span text:style-name="Police_20_par_20_défaut"><text:span text:style-name="T68">AbstractController</text:span></text:span><text:span text:style-name="Police_20_par_20_défaut"><text:span text:style-name="T35">;</text:span></text:span></text:p>
      <text:p text:style-name="P14"><text:span text:style-name="Police_20_par_20_défaut"><text:span text:style-name="T61">use</text:span></text:span><text:span text:style-name="Police_20_par_20_défaut"><text:span text:style-name="T35"> Symfony\Component\HttpFoundation\</text:span></text:span><text:span text:style-name="Police_20_par_20_défaut"><text:span text:style-name="T68">Request</text:span></text:span><text:span text:style-name="Police_20_par_20_défaut"><text:span text:style-name="T35">;</text:span></text:span></text:p>
      <text:p text:style-name="P14"/>
      <text:p text:style-name="P14"><text:span text:style-name="Police_20_par_20_défaut"><text:span text:style-name="T61">class</text:span></text:span><text:span text:style-name="Police_20_par_20_défaut"><text:span text:style-name="T35"> </text:span></text:span><text:span text:style-name="Police_20_par_20_défaut"><text:span text:style-name="T68">IngredientController</text:span></text:span><text:span text:style-name="Police_20_par_20_défaut"><text:span text:style-name="T35"> </text:span></text:span><text:span text:style-name="Police_20_par_20_défaut"><text:span text:style-name="T61">extends</text:span></text:span><text:span text:style-name="Police_20_par_20_défaut"><text:span text:style-name="T35"> </text:span></text:span><text:span text:style-name="Police_20_par_20_défaut"><text:span text:style-name="T68">AbstractController</text:span></text:span></text:p>
      <text:p text:style-name="P18">{</text:p>
      <text:p text:style-name="P14"><text:span text:style-name="Police_20_par_20_défaut"><text:span text:style-name="T35">#[Route(</text:span></text:span><text:span text:style-name="Police_20_par_20_défaut"><text:span text:style-name="T41">'/ingredient'</text:span></text:span><text:span text:style-name="Police_20_par_20_défaut"><text:span text:style-name="T35">, </text:span></text:span><text:span text:style-name="Police_20_par_20_défaut"><text:span text:style-name="T28">name</text:span></text:span><text:span text:style-name="Police_20_par_20_défaut"><text:span text:style-name="T35">: </text:span></text:span><text:span text:style-name="Police_20_par_20_défaut"><text:span text:style-name="T41">'app_ingredient'</text:span></text:span><text:span text:style-name="Police_20_par_20_défaut"><text:span text:style-name="T35">)]</text:span></text:span></text:p>
      <text:p text:style-name="P14"><text:span text:style-name="Police_20_par_20_défaut"><text:span text:style-name="T61">public</text:span></text:span><text:span text:style-name="Police_20_par_20_défaut"><text:span text:style-name="T35"> </text:span></text:span><text:span text:style-name="Police_20_par_20_défaut"><text:span text:style-name="T61">function</text:span></text:span><text:span text:style-name="Police_20_par_20_défaut"><text:span text:style-name="T35"> </text:span></text:span><text:span text:style-name="Police_20_par_20_défaut"><text:span text:style-name="T73">index</text:span></text:span><text:span text:style-name="Police_20_par_20_défaut"><text:span text:style-name="T35">(</text:span></text:span><text:span text:style-name="Police_20_par_20_défaut"><text:span text:style-name="T68">IngredientRepository</text:span></text:span><text:span text:style-name="Police_20_par_20_défaut"><text:span text:style-name="T35"> </text:span></text:span><text:span text:style-name="Police_20_par_20_défaut"><text:span text:style-name="T28">$repository</text:span></text:span><text:span text:style-name="Police_20_par_20_défaut"><text:span text:style-name="T35">, </text:span></text:span><text:span text:style-name="Police_20_par_20_défaut"><text:span text:style-name="T68">PaginatorInterface</text:span></text:span><text:span text:style-name="Police_20_par_20_défaut"><text:span text:style-name="T35"> </text:span></text:span><text:span text:style-name="Police_20_par_20_défaut"><text:span text:style-name="T28">$paginator</text:span></text:span><text:span text:style-name="Police_20_par_20_défaut"><text:span text:style-name="T35">, </text:span></text:span><text:span text:style-name="Police_20_par_20_défaut"><text:span text:style-name="T68">Request</text:span></text:span><text:span text:style-name="Police_20_par_20_défaut"><text:span text:style-name="T35"> </text:span></text:span><text:span text:style-name="Police_20_par_20_défaut"><text:span text:style-name="T28">$request</text:span></text:span><text:span text:style-name="Police_20_par_20_défaut"><text:span text:style-name="T35">): </text:span></text:span><text:span text:style-name="Police_20_par_20_défaut"><text:span text:style-name="T68">Response</text:span></text:span></text:p>
      <text:p text:style-name="P18">{</text:p>
      <text:p text:style-name="P14"><text:span text:style-name="Police_20_par_20_défaut"><text:span text:style-name="T28">$ingredients</text:span></text:span><text:span text:style-name="Police_20_par_20_défaut"><text:span text:style-name="T35"> = </text:span></text:span><text:span text:style-name="Police_20_par_20_défaut"><text:span text:style-name="T28">$paginator</text:span></text:span><text:span text:style-name="Police_20_par_20_défaut"><text:span text:style-name="T35">-&gt;</text:span></text:span><text:span text:style-name="Police_20_par_20_défaut"><text:span text:style-name="T73">paginate</text:span></text:span><text:span text:style-name="Police_20_par_20_défaut"><text:span text:style-name="T35">(</text:span></text:span></text:p>
      <text:p text:style-name="P14"><text:span text:style-name="Police_20_par_20_défaut"><text:span text:style-name="T28">$repository</text:span></text:span><text:span text:style-name="Police_20_par_20_défaut"><text:span text:style-name="T35">-&gt;</text:span></text:span><text:span text:style-name="Police_20_par_20_défaut"><text:span text:style-name="T73">findAll</text:span></text:span><text:span text:style-name="Police_20_par_20_défaut"><text:span text:style-name="T35">(),</text:span></text:span></text:p>
      <text:p text:style-name="P14"><text:span text:style-name="Police_20_par_20_défaut"><text:span text:style-name="T28">$request</text:span></text:span><text:span text:style-name="Police_20_par_20_défaut"><text:span text:style-name="T35">-&gt;</text:span></text:span><text:span text:style-name="Police_20_par_20_défaut"><text:span text:style-name="T28">query</text:span></text:span><text:span text:style-name="Police_20_par_20_défaut"><text:span text:style-name="T35">-&gt;</text:span></text:span><text:span text:style-name="Police_20_par_20_défaut"><text:span text:style-name="T73">getInt</text:span></text:span><text:span text:style-name="Police_20_par_20_défaut"><text:span text:style-name="T35">(</text:span></text:span><text:span text:style-name="Police_20_par_20_défaut"><text:span text:style-name="T41">'page'</text:span></text:span><text:span text:style-name="Police_20_par_20_défaut"><text:span text:style-name="T35">, </text:span></text:span><text:span text:style-name="Police_20_par_20_défaut"><text:span text:style-name="T75">1</text:span></text:span><text:span text:style-name="Police_20_par_20_défaut"><text:span text:style-name="T35">), </text:span></text:span><text:span text:style-name="Police_20_par_20_défaut"><text:span text:style-name="T48">/* Nombre de page */</text:span></text:span></text:p>
      <text:p text:style-name="P14"><text:span text:style-name="Police_20_par_20_défaut"><text:span text:style-name="T75">10</text:span></text:span><text:span text:style-name="Police_20_par_20_défaut"><text:span text:style-name="T35"> </text:span></text:span><text:span text:style-name="Police_20_par_20_défaut"><text:span text:style-name="T48">/* Limite d'éléments par page */</text:span></text:span></text:p>
      <text:p text:style-name="P18">);</text:p>
      <text:p text:style-name="P14"/>
      <text:p text:style-name="P14"><text:span text:style-name="Police_20_par_20_défaut"><text:span text:style-name="T77">return</text:span></text:span><text:span text:style-name="Police_20_par_20_défaut"><text:span text:style-name="T35"> </text:span></text:span><text:span text:style-name="Police_20_par_20_défaut"><text:span text:style-name="T61">$this</text:span></text:span><text:span text:style-name="Police_20_par_20_défaut"><text:span text:style-name="T35">-&gt;</text:span></text:span><text:span text:style-name="Police_20_par_20_défaut"><text:span text:style-name="T73">render</text:span></text:span><text:span text:style-name="Police_20_par_20_défaut"><text:span text:style-name="T35">(</text:span></text:span><text:span text:style-name="Police_20_par_20_défaut"><text:span text:style-name="T41">'pages/ingredient/index.html.twig'</text:span></text:span><text:span text:style-name="Police_20_par_20_défaut"><text:span text:style-name="T35">, [</text:span></text:span></text:p>
      <text:p text:style-name="P14"><text:span text:style-name="Police_20_par_20_défaut"><text:span text:style-name="T41">'ingredients'</text:span></text:span><text:span text:style-name="Police_20_par_20_défaut"><text:span text:style-name="T35"> =&gt; </text:span></text:span><text:span text:style-name="Police_20_par_20_défaut"><text:span text:style-name="T28">$ingredients</text:span></text:span></text:p>
      <text:p text:style-name="P18">]);</text:p>
      <text:p text:style-name="P18">}</text:p>
      <text:p text:style-name="P18">}</text:p>
      <text:p text:style-name="P21">?&gt;</text:p>
      <text:p text:style-name="P19"/>
      <text:p text:style-name="P10"/>
      <text:p text:style-name="P10"><text:span text:style-name="Source_20_Text"><text:span text:style-name="T8">+</text:span></text:span></text:p>
      <text:p text:style-name="P10"/>
      <text:p text:style-name="P10"><text:span text:style-name="Source_20_Text"><text:span text:style-name="T8">Dans notre vue (fichier twig), ajouter en haut :</text:span></text:span></text:p>
      <text:p text:style-name="P10"/>
      <text:p text:style-name="Standard"><text:span text:style-name="Source_20_Text"><text:span text:style-name="T79">&lt;</text:span></text:span><text:span text:style-name="Source_20_Text"><text:span text:style-name="T64">div</text:span></text:span><text:span text:style-name="Source_20_Text"><text:span text:style-name="T37"> </text:span></text:span><text:span text:style-name="Source_20_Text"><text:span text:style-name="T30">class</text:span></text:span><text:span text:style-name="Source_20_Text"><text:span text:style-name="T37">=</text:span></text:span><text:span text:style-name="Source_20_Text"><text:span text:style-name="T43">"count"</text:span></text:span><text:span text:style-name="Source_20_Text"><text:span text:style-name="T79">&gt;</text:span></text:span></text:p>
      <text:p text:style-name="P14"><text:span text:style-name="Police_20_par_20_défaut"><text:span text:style-name="T80">&lt;</text:span></text:span><text:span text:style-name="Police_20_par_20_défaut"><text:span text:style-name="T61">small</text:span></text:span><text:span text:style-name="Police_20_par_20_défaut"><text:span text:style-name="T80">&gt;</text:span></text:span><text:span text:style-name="Police_20_par_20_défaut"><text:span text:style-name="T35">Nombre d'ingrédients : {{ </text:span></text:span><text:span text:style-name="Police_20_par_20_défaut"><text:span text:style-name="T28">ingredients</text:span></text:span><text:span text:style-name="Police_20_par_20_défaut"><text:span text:style-name="T35">.</text:span></text:span><text:span text:style-name="Police_20_par_20_défaut"><text:span text:style-name="T28">getTotalItemCount</text:span></text:span><text:span text:style-name="Police_20_par_20_défaut"><text:span text:style-name="T35"> }}</text:span></text:span><text:span text:style-name="Police_20_par_20_défaut"><text:span text:style-name="T80">&lt;/</text:span></text:span><text:span text:style-name="Police_20_par_20_défaut"><text:span text:style-name="T61">small</text:span></text:span><text:span text:style-name="Police_20_par_20_défaut"><text:span text:style-name="T80">&gt;</text:span></text:span></text:p>
      <text:p text:style-name="P14"><text:span text:style-name="Police_20_par_20_défaut"><text:span text:style-name="T80">&lt;/</text:span></text:span><text:span text:style-name="Police_20_par_20_défaut"><text:span text:style-name="T61">div</text:span></text:span><text:span text:style-name="Police_20_par_20_défaut"><text:span text:style-name="T80">&gt;</text:span></text:span></text:p>
      <text:p text:style-name="P10"/>
      <text:p text:style-name="P10"><text:span text:style-name="Source_20_Text"><text:span text:style-name="T8">Pour afficher le nombre d’éléments dans le tableau</text:span></text:span></text:p>
      <text:p text:style-name="P10"/>
      <text:p text:style-name="P10"/>
      <text:p text:style-name="P10"><text:span text:style-name="Source_20_Text"><text:span text:style-name="T8">Dans notre vue (fichier twig), ajouter en bas :</text:span></text:span></text:p>
      <text:p text:style-name="P10"/>
      <text:p text:style-name="Standard"><text:span text:style-name="Source_20_Text"><text:span text:style-name="T79">&lt;</text:span></text:span><text:span text:style-name="Source_20_Text"><text:span text:style-name="T64">div</text:span></text:span><text:span text:style-name="Source_20_Text"><text:span text:style-name="T37"> </text:span></text:span><text:span text:style-name="Source_20_Text"><text:span text:style-name="T30">class</text:span></text:span><text:span text:style-name="Source_20_Text"><text:span text:style-name="T37">=</text:span></text:span><text:span text:style-name="Source_20_Text"><text:span text:style-name="T43">"navigation"</text:span></text:span><text:span text:style-name="Source_20_Text"><text:span text:style-name="T79">&gt;</text:span></text:span></text:p>
      <text:p text:style-name="P14"><text:span text:style-name="Police_20_par_20_défaut"><text:span text:style-name="T35"><text:tab/>{{ knp_pagination_render(</text:span></text:span><text:span text:style-name="Police_20_par_20_défaut"><text:span text:style-name="T28">ingredients</text:span></text:span><text:span text:style-name="Police_20_par_20_défaut"><text:span text:style-name="T35">) }}</text:span></text:span></text:p>
      <text:p text:style-name="P14"><text:span text:style-name="Police_20_par_20_défaut"><text:span text:style-name="T80">&lt;/</text:span></text:span><text:span text:style-name="Police_20_par_20_défaut"><text:span text:style-name="T61">div</text:span></text:span><text:span text:style-name="Police_20_par_20_défaut"><text:span text:style-name="T80">&gt;</text:span></text:span></text:p>
      <text:p text:style-name="P18"/>
      <text:p text:style-name="P14"><text:span text:style-name="Source_20_Text"><text:span text:style-name="T7">Pour afficher les numéros de pages</text:span></text:span></text:p>
      <text:p text:style-name="P14"/>
      <text:p text:style-name="P10"/>
      <text:p text:style-name="P10"><text:span text:style-name="Source_20_Text"><text:span text:style-name="T8">Il est possible de changer le thème de la pagination (numéro de pages en dessous du tableau) en changeant le lien dans le fichier knp_paginator.yaml (après </text:span></text:span><text:span text:style-name="Source_20_Text"><text:span text:style-name="T64">pagination</text:span></text:span><text:span text:style-name="Source_20_Text"><text:span text:style-name="T37">:</text:span></text:span><text:span text:style-name="Source_20_Text"><text:span text:style-name="T51">).</text:span></text:span></text:p>
      <text:p text:style-name="P10"><text:soft-page-break/><text:span text:style-name="Source_20_Text"><text:span text:style-name="T51">Pour trouver d’autre lien bootstrap pour les thème, aller sur </text:span></text:span><text:a xlink:type="simple" xlink:href="https://github.com/KnpLabs/KnpPaginatorBundle" office:target-frame-name="_top" xlink:show="replace" text:style-name="Internet_20_link" text:visited-style-name="Visited_20_Internet_20_Link"><text:span text:style-name="Source_20_Text">https://github.com/KnpLabs/KnpPaginatorBundle</text:span></text:a><text:span text:style-name="Source_20_Text"><text:span text:style-name="T9"> et faire un ctrl+f bootstrap.</text:span></text:span></text:p>
      <text:p text:style-name="P10"/>
      <text:p text:style-name="P10"/>
      <text:p text:style-name="P10"/>
      <text:p text:style-name="P11"><text:span text:style-name="Source_20_Text"><text:span text:style-name="T6">CRÉER UN FORMULAIRE :</text:span></text:span></text:p>
      <text:p text:style-name="P10"/>
      <text:p text:style-name="P10"><text:span text:style-name="Source_20_Text"><text:span text:style-name="T8">php bin/console make:form</text:span></text:span></text:p>
      <text:p text:style-name="P1"/>
      <text:p text:style-name="P10"><text:span text:style-name="Source_20_Text"><text:span text:style-name="T18">+</text:span></text:span></text:p>
      <text:p text:style-name="P1"/>
      <text:p text:style-name="P10"><text:span text:style-name="Source_20_Text"><text:span text:style-name="T18">Exemple : IngredientType <text:s text:c="2"/>(Nom de la class et du fichier qui vont être créés)</text:span></text:span></text:p>
      <text:p text:style-name="P1"/>
      <text:p text:style-name="P10"><text:span text:style-name="Source_20_Text"><text:span text:style-name="T18">+</text:span></text:span></text:p>
      <text:p text:style-name="P1"/>
      <text:p text:style-name="P10"><text:span text:style-name="Source_20_Text"><text:span text:style-name="T18">Ingredient (name of Entity or fully qualified model class name that the new form will be bound to (empty for none))</text:span></text:span></text:p>
      <text:p text:style-name="P22"/>
      <text:p text:style-name="P22"/>
      <text:p text:style-name="P10"><text:span text:style-name="Police_20_par_20_défaut"><text:span text:style-name="T22">ERREUR INTELEPHENSE</text:span></text:span><text:span text:style-name="Police_20_par_20_défaut"><text:span text:style-name="T24"> ⇒ CTRL + SHIFT + P</text:span></text:span></text:p>
      <text:p text:style-name="P22">→ TAPER « Index Workspace »</text:p>
      <text:p text:style-name="P22"/>
      <text:p text:style-name="P22"/>
      <text:p text:style-name="P23">TIPS SYMFONY :</text:p>
      <text:p text:style-name="P25"/>
      <text:p text:style-name="Preformatted_20_Text"><text:span text:style-name="Source_20_Text"><text:span text:style-name="T23">Pour trouver un service :</text:span></text:span></text:p>
      <text:p text:style-name="P7"/>
      <text:p text:style-name="Preformatted_20_Text"><text:span text:style-name="Source_20_Text"><text:span text:style-name="T52">Pour voir toutes les console commands : php bin/console</text:span></text:span></text:p>
      <text:p text:style-name="P7"/>
      <text:p text:style-name="P10"><text:span text:style-name="Police_20_par_20_défaut"><text:span text:style-name="T52">Pour trouver les différents types de log : </text:span></text:span><text:span text:style-name="Police_20_par_20_défaut"><text:span text:style-name="T21">php bin/console debug:autowiring log</text:span></text:span></text:p>
      <text:p text:style-name="P24"/>
      <text:p text:style-name="P24">php bin/console debug:autowiring → Liste des services disponibles dans le framework</text:p>
      <text:p text:style-name="P24">php bin/console debug:autowiring NomDeLaRecherche (--all)</text:p>
      <text:p text:style-name="P24"/>
      <text:p text:style-name="P25">Par exemple, pour trouver le service Calculator, taper :</text:p>
      <text:p text:style-name="P25">php bin/console debug:autowiring calcul --all</text:p>
      <text:p text:style-name="P25">(avec --all, car sinon Symfony ne trouve pas le service car le nom n’est pas entrer en entier)</text:p>
      <text:p text:style-name="P7"/>
      <text:p text:style-name="P7"/>
      <text:p text:style-name="Preformatted_20_Text"><text:span text:style-name="Source_20_Text"><text:span text:style-name="T23">Pour importer une class/service dans Symfony :</text:span></text:span></text:p>
      <text:p text:style-name="P7"/>
      <text:p text:style-name="Preformatted_20_Text"><text:span text:style-name="Source_20_Text"><text:span text:style-name="T52">- Faire un clic droit sur le nom de la class + Import class</text:span></text:span></text:p>
      <text:p text:style-name="Preformatted_20_Text"><text:span text:style-name="Source_20_Text"><text:span text:style-name="T52">Cela créé une ligne de type : <text:s text:c="2"/>(en début de page)</text:span></text:span></text:p>
      <text:p text:style-name="P7"/>
      <text:p text:style-name="Standard"><text:span text:style-name="Source_20_Text"><text:span text:style-name="T61">use</text:span></text:span><text:span text:style-name="Source_20_Text"><text:span text:style-name="T35"> App\Taxes\</text:span></text:span><text:span text:style-name="Source_20_Text"><text:span text:style-name="T68">Calculator</text:span></text:span><text:span text:style-name="Source_20_Text"><text:span text:style-name="T35">;</text:span></text:span></text:p>
      <text:p text:style-name="P6"/>
      <text:p text:style-name="Preformatted_20_Text"><text:span text:style-name="Source_20_Text"><text:span text:style-name="T52">car il y a une dépendance de ces objets à un service (ici l’objet Calculator dépend du service Calculator, il faut « utiliser » (use) le service (la class) pour utiliser l’objet).</text:span></text:span></text:p>
      <text:p text:style-name="P7"/>
      <text:p text:style-name="Preformatted_20_Text"><text:span text:style-name="Source_20_Text"><text:span text:style-name="T52">OU</text:span></text:span></text:p>
      <text:p text:style-name="P7"/>
      <text:p text:style-name="Preformatted_20_Text"><text:soft-page-break/><text:span text:style-name="Source_20_Text"><text:span text:style-name="T52">- Commencer à écrire le nom de la class sans aller jusqu’au bout (exemple pour la class Calculator, taper calculat) et sélectionner le nom de la class dans le menu des suggestion qui vient d’apparaître.</text:span></text:span></text:p>
      <text:p text:style-name="Preformatted_20_Text"><text:span text:style-name="Source_20_Text"><text:span text:style-name="T52">Cela créé également une ligne de type : <text:s text:c="2"/>(en début de page)</text:span></text:span></text:p>
      <text:p text:style-name="P7"/>
      <text:p text:style-name="Standard"><text:span text:style-name="Source_20_Text"><text:span text:style-name="T61">use</text:span></text:span><text:span text:style-name="Source_20_Text"><text:span text:style-name="T35"> App\Taxes\</text:span></text:span><text:span text:style-name="Source_20_Text"><text:span text:style-name="T68">Calculator</text:span></text:span><text:span text:style-name="Source_20_Text"><text:span text:style-name="T35">;</text:span></text:span></text:p>
      <text:p text:style-name="P6"/>
      <text:p text:style-name="P10"><text:span text:style-name="Source_20_Text"><text:span text:style-name="T6">POUR UTILISER LES ANNOTATIONS (DONT SECURITY ET IS_GRANTED) :</text:span></text:span></text:p>
      <text:p text:style-name="P10"/>
      <text:p text:style-name="Preformatted_20_Text"><text:span text:style-name="Source_20_Text"><text:span text:style-name="T52">composer require annotations</text:span></text:span></text:p>
      <text:p text:style-name="P7"/>
      <text:p text:style-name="Preformatted_20_Text"><text:span text:style-name="Source_20_Text"><text:span text:style-name="T52">(Sinon, les annotations de sécurité ne sont pas prises en compte)</text:span></text:span></text:p>
      <text:p text:style-name="Preformatted_20_Text"><text:span text:style-name="Source_20_Text"><text:span text:style-name="T52">→ Crée un fichier sensio_framework_extra.yaml</text:span></text:span></text:p>
      <text:p text:style-name="P7"/>
      <text:p text:style-name="P6"/>
      <text:p text:style-name="Preformatted_20_Text"><text:span text:style-name="Source_20_Text"><text:span text:style-name="T23">Pour utiliser les annotations dans Symfony :</text:span></text:span></text:p>
      <text:p text:style-name="P7"/>
      <text:p text:style-name="Preformatted_20_Text"><text:span text:style-name="Source_20_Text"><text:span text:style-name="T52">Dans le terminal du dossier projet (principal) entrer :</text:span></text:span></text:p>
      <text:p text:style-name="Preformatted_20_Text"><text:span text:style-name="Source_20_Text"><text:span text:style-name="T52">composer require annotations</text:span></text:span></text:p>
      <text:p text:style-name="P7"/>
      <text:p text:style-name="P7"/>
      <text:p text:style-name="P7"/>
      <text:p text:style-name="Preformatted_20_Text"><text:span text:style-name="Source_20_Text"><text:span text:style-name="T52">composer require sec-checker --no-scripts</text:span></text:span></text:p>
      <text:p text:style-name="P7"/>
      <text:p text:style-name="P7"/>
      <text:p text:style-name="P7"/>
      <text:p text:style-name="P7"/>
      <text:p text:style-name="P9"/>
      <text:p text:style-name="Preformatted_20_Text"><text:span text:style-name="Police_20_par_20_défaut"><text:span text:style-name="T26">Pour utiliser les objets Request et Response (ou autre), penser à importer leur class respectives !</text:span></text:span><text:span text:style-name="Police_20_par_20_défaut"><text:span text:style-name="T53">Créer un controller : symfony console make:controller</text:span></text:span></text:p>
      <text:p text:style-name="P25">Créer un controller : php bin/console make:controller NomDuController</text:p>
      <text:p text:style-name="P25"/>
      <text:p text:style-name="Preformatted_20_Text"><text:span text:style-name="Source_20_Text"><text:span text:style-name="T52">Pour voir toutes les routes : symfony console debug:router</text:span></text:span></text:p>
      <text:p text:style-name="P25"/>
      <text:p text:style-name="Preformatted_20_Text"><text:span text:style-name="Source_20_Text"><text:span text:style-name="T52">Pour Monolog : composer require symfony/monolog-bundle</text:span></text:span></text:p>
      <text:p text:style-name="P25"/>
      <text:p text:style-name="P7"/>
      <text:p text:style-name="P7"/>
      <text:p text:style-name="P7"/>
      <text:p text:style-name="P10"><text:span text:style-name="Source_20_Text"><text:span text:style-name="T6">IMPORTER UNE IMAGE :</text:span></text:span></text:p>
      <text:p text:style-name="P10"/>
      <text:p text:style-name="P10"><text:span text:style-name="Source_20_Text"><text:span text:style-name="T54">Via </text:span></text:span><text:span text:style-name="Source_20_Text"><text:span text:style-name="T55">VichUploaderBundle</text:span></text:span></text:p>
      <text:p text:style-name="P10"/>
      <text:p text:style-name="P10"><text:span text:style-name="Source_20_Text"><text:span text:style-name="T56">Git du Bundle pour explication</text:span></text:span><text:span text:style-name="Source_20_Text"><text:span text:style-name="T54"> :</text:span></text:span></text:p>
      <text:p text:style-name="P10"><text:span text:style-name="Source_20_Text"><text:span text:style-name="T54">https://github.com/dustin10/VichUploaderBundle/blob/master/docs/usage.md</text:span></text:span></text:p>
      <text:p text:style-name="P10"/>
      <text:p text:style-name="P10"><text:span text:style-name="Source_20_Text"><text:span text:style-name="T54">Pour installer ce bundle :</text:span></text:span></text:p>
      <text:p text:style-name="P10"><text:span text:style-name="Source_20_Text"><text:span text:style-name="T54">Dans le terminal : composer require vich/uploader-bundle</text:span></text:span></text:p>
      <text:p text:style-name="P10"/>
      <text:p text:style-name="P10"><text:span text:style-name="Source_20_Text"><text:span text:style-name="T54">+</text:span></text:span></text:p>
      <text:p text:style-name="P10"/>
      <text:p text:style-name="P10"><text:soft-page-break/><text:span text:style-name="Source_20_Text"><text:span text:style-name="T54">y (pour avoir des paramètres par défaut)</text:span></text:span></text:p>
      <text:p text:style-name="P10"/>
      <text:p text:style-name="P10"><text:span text:style-name="Source_20_Text"><text:span text:style-name="T54">+</text:span></text:span></text:p>
      <text:p text:style-name="P10"/>
      <text:p text:style-name="P10"><text:span text:style-name="Source_20_Text"><text:span text:style-name="T54">Cela créé un fichier : vich_uploader.yaml</text:span></text:span></text:p>
      <text:p text:style-name="P10"><text:span text:style-name="Source_20_Text"><text:span text:style-name="T54">+</text:span></text:span></text:p>
      <text:p text:style-name="P10"><text:span text:style-name="Source_20_Text"><text:span text:style-name="T54">Dans ce fichier, ajouter les metadata sous db-driver, comme ci-dessous :</text:span></text:span></text:p>
      <text:p text:style-name="Standard"><text:span text:style-name="Source_20_Text"><text:span text:style-name="T62">vich_uploader</text:span></text:span><text:span text:style-name="Source_20_Text"><text:span text:style-name="T36">:</text:span></text:span></text:p>
      <text:p text:style-name="P14"><text:span text:style-name="Police_20_par_20_défaut"><text:span text:style-name="T61"><text:tab/>db_driver</text:span></text:span><text:span text:style-name="Police_20_par_20_défaut"><text:span text:style-name="T35">: </text:span></text:span><text:span text:style-name="Police_20_par_20_défaut"><text:span text:style-name="T41">orm</text:span></text:span></text:p>
      <text:p text:style-name="P14"><text:span text:style-name="Police_20_par_20_défaut"><text:span text:style-name="T61"><text:tab/>metadata</text:span></text:span><text:span text:style-name="Police_20_par_20_défaut"><text:span text:style-name="T35">:</text:span></text:span></text:p>
      <text:p text:style-name="P14"><text:span text:style-name="Police_20_par_20_défaut"><text:span text:style-name="T61"><text:tab/><text:tab/>type</text:span></text:span><text:span text:style-name="Police_20_par_20_défaut"><text:span text:style-name="T35">: </text:span></text:span><text:span text:style-name="Police_20_par_20_défaut"><text:span text:style-name="T41">attribute</text:span></text:span></text:p>
      <text:p text:style-name="P10"/>
      <text:p text:style-name="P10"><text:span text:style-name="Source_20_Text"><text:span text:style-name="T54">+</text:span></text:span></text:p>
      <text:p text:style-name="P10"/>
      <text:p text:style-name="P10"><text:span text:style-name="Source_20_Text"><text:span text:style-name="T54">Dans ce fichier, dé-commenter les lignes :</text:span></text:span></text:p>
      <text:p text:style-name="Standard"><text:span text:style-name="Source_20_Text"><text:span text:style-name="T49">#mappings:</text:span></text:span></text:p>
      <text:p text:style-name="P13">#<text:tab/> products:</text:p>
      <text:p text:style-name="P13"># <text:tab/><text:tab/>uri_prefix: /images/products</text:p>
      <text:p text:style-name="P13"># <text:tab/><text:tab/>upload_destination: '%kernel.project_dir%/public/images/products'</text:p>
      <text:p text:style-name="P13"># <text:tab/><text:tab/>namer: Vich\UploaderBundle\Naming\SmartUniqueNamer</text:p>
      <text:p text:style-name="P13"/>
      <text:p text:style-name="P14"><text:span text:style-name="Source_20_Text"><text:span text:style-name="T54">mappings → Indique au bundle le dossier contenant les fichiers (images, …)</text:span></text:span></text:p>
      <text:p text:style-name="P13"/>
      <text:p text:style-name="P14"><text:span text:style-name="Source_20_Text"><text:span text:style-name="T54">products → Libre → Dans SymRecipe, nous remplaçons « products: » par « recipe_images: »</text:span></text:span></text:p>
      <text:p text:style-name="P13"/>
      <text:p text:style-name="P14"><text:span text:style-name="Source_20_Text"><text:span text:style-name="T54">uri_prefix: /images/products → Chemin de base. Dans SymRecipe, nous remplaçons « /images/products » par « /images/recette  »</text:span></text:span></text:p>
      <text:p text:style-name="P13"/>
      <text:p text:style-name="Standard"><text:span text:style-name="Source_20_Text"><text:span text:style-name="T54">upload_destination: '%kernel.project_dir%/public/images/products' → Dossier où sont enregistrées les images</text:span></text:span></text:p>
      <text:p text:style-name="Standard"><text:span text:style-name="Source_20_Text"><text:span text:style-name="T54">Dans SymRecipe, nous remplaçons « %kernel.project_dir%/public/images/products » par,</text:span></text:span></text:p>
      <text:p text:style-name="Standard"><text:span text:style-name="Source_20_Text"><text:span text:style-name="T54"><text:s text:c="16"/>'label' =&gt; 'Valider' « %kernel.project_dir%/public/images/recette »</text:span></text:span></text:p>
      <text:p text:style-name="Standard"/>
      <text:p text:style-name="Standard"><text:span text:style-name="Source_20_Text"><text:span text:style-name="T54">namer: Vich\UploaderBundle\Naming\SmartUniqueNamer → Obligatoire → On ne modifie pas le namer et utilisons le SmartUniqueNamer (namer de base)</text:span></text:span></text:p>
      <text:p text:style-name="Standard"/>
      <text:p text:style-name="Standard"><text:span text:style-name="Source_20_Text"><text:span text:style-name="T54">+</text:span></text:span></text:p>
      <text:p text:style-name="Standard"/>
      <text:p text:style-name="Standard"><text:span text:style-name="Source_20_Text"><text:span text:style-name="T54">On ajoute ensuite : </text:span></text:span><text:span text:style-name="Source_20_Text"><text:span text:style-name="T36">#[Vich\Uploadable]</text:span></text:span><text:span text:style-name="Source_20_Text"><text:span text:style-name="T54"> dans le fichier de l’entité (ici, Recipe.php), juste au dessus de la class</text:span></text:span></text:p>
      <text:p text:style-name="Standard"/>
      <text:p text:style-name="Standard"><text:span text:style-name="Source_20_Text"><text:span text:style-name="T54">+</text:span></text:span></text:p>
      <text:p text:style-name="Standard"/>
      <text:p text:style-name="Standard"><text:span text:style-name="Source_20_Text"><text:span text:style-name="T54">On importe les class pour faire fonctionner le bundle :</text:span></text:span></text:p>
      <text:p text:style-name="Preformatted_20_Text"><text:span text:style-name="Source_20_Text"><text:span text:style-name="T82">use Symfony\Component\HttpFoundation\File\File;</text:span></text:span></text:p>
      <text:p text:style-name="P26">use Vich\UploaderBundle\Mapping\Annotation as Vich;</text:p>
      <text:p text:style-name="Standard"/>
      <text:p text:style-name="Standard"><text:span text:style-name="Source_20_Text"><text:span text:style-name="T54">+</text:span></text:span></text:p>
      <text:p text:style-name="Standard"><text:soft-page-break/></text:p>
      <text:p text:style-name="Standard"><text:span text:style-name="Source_20_Text"><text:span text:style-name="T54">On copie ensuite les parties imageFile et imageName :</text:span></text:span></text:p>
      <text:p text:style-name="Preformatted_20_Text"><text:span text:style-name="Source_20_Text"><text:span text:style-name="T85"><text:s text:c="4"/></text:span></text:span><text:span text:style-name="Source_20_Text"><text:span text:style-name="T82">// NOTE: This is not a mapped field of entity metadata, just a simple property.</text:span></text:span></text:p>
      <text:p text:style-name="P27"><text:span text:style-name="Police_20_par_20_défaut"><text:span text:style-name="T81"><text:s text:c="4"/></text:span></text:span><text:span text:style-name="Police_20_par_20_défaut"><text:span text:style-name="T83">#[Vich\UploadableField(mapping: 'products', fileNameProperty: 'imageName', size: 'imageSize')]</text:span></text:span></text:p>
      <text:p text:style-name="P27"><text:span text:style-name="Police_20_par_20_défaut"><text:span text:style-name="T81"><text:s text:c="4"/></text:span></text:span><text:span text:style-name="Police_20_par_20_défaut"><text:span text:style-name="T83">private ?File $imageFile = null;</text:span></text:span></text:p>
      <text:p text:style-name="P27"/>
      <text:p text:style-name="P27"><text:span text:style-name="Police_20_par_20_défaut"><text:span text:style-name="T81"><text:s text:c="4"/></text:span></text:span><text:span text:style-name="Police_20_par_20_défaut"><text:span text:style-name="T83">#[ORM\Column(nullable: true)]</text:span></text:span></text:p>
      <text:p text:style-name="P27"><text:span text:style-name="Police_20_par_20_défaut"><text:span text:style-name="T81"><text:s text:c="4"/></text:span></text:span><text:span text:style-name="Police_20_par_20_défaut"><text:span text:style-name="T83">private ?string $imageName = null;</text:span></text:span></text:p>
      <text:p text:style-name="P26"/>
      <text:p text:style-name="P27"><text:span text:style-name="Source_20_Text"><text:span text:style-name="T53">Que l’on ajoute juste en-dessous de la partie (paramétrage) $name, en paramétrant selon notre projet (voir SymRecipe). Par exemple, en remplaçant ‘product_image’ par ‘recipe_images’ et en supprimant la partie size: 'imageSize' si non nécéssaire.</text:span></text:span></text:p>
      <text:p text:style-name="P27"/>
      <text:p text:style-name="P27"><text:span text:style-name="Source_20_Text"><text:span text:style-name="T53">+</text:span></text:span></text:p>
      <text:p text:style-name="P27"/>
      <text:p text:style-name="P27"><text:span text:style-name="Source_20_Text"><text:span text:style-name="T53">On récupère ensuite <text:s/>les Getter et Setter pour les propriété utiliser (ici imageName et imageFile), que l’on peut trouver dans le lien Git et on les intègre dans notre fichier Entity (Recipe.php)</text:span></text:span></text:p>
      <text:p text:style-name="P27"/>
      <text:p text:style-name="P27"/>
      <text:p text:style-name="P10"><text:span text:style-name="Source_20_Text"><text:span text:style-name="T6">PARAMÉTRAGE ENVOIS DE MAILS :</text:span></text:span></text:p>
      <text:p text:style-name="P10"/>
      <text:p text:style-name="P10"><text:span text:style-name="Source_20_Text"><text:span text:style-name="T54">Pour paramétrer l’envoi de mail automatique, nous avons besoin d’un MAILER_DSN.</text:span></text:span></text:p>
      <text:p text:style-name="P10"/>
      <text:p text:style-name="P10"><text:span text:style-name="Source_20_Text"><text:span text:style-name="T54">Dans le fichier .env.dev.local (ou .env si .env.dev.local n’existe pas), il faut ajouter la ligne MAILER_DSN</text:span></text:span></text:p>
      <text:p text:style-name="P10"><text:span text:style-name="Source_20_Text"><text:span text:style-name="T54">Cette ligne est disponible sur le site MailTrap → Email Testing → Inboxes → My Inbox → dans le menu déroulant sélectionner Symfony et copier la ligne MAILER_DSN</text:span></text:span></text:p>
      <text:p text:style-name="P10"/>
      <text:p text:style-name="P10"><text:span text:style-name="Source_20_Text"><text:span text:style-name="T54">Disponible à cette adresse :</text:span></text:span></text:p>
      <text:p text:style-name="P10"><text:a xlink:type="simple" xlink:href="https://mailtrap.io/inboxes/2195481/messages" office:target-frame-name="_top" xlink:show="replace" text:style-name="Internet_20_link" text:visited-style-name="Visited_20_Internet_20_Link"><text:span text:style-name="Source_20_Text"><text:span text:style-name="T54">https://mailtrap.io/inboxes/2195481/messages</text:span></text:span></text:a></text:p>
      <text:p text:style-name="P10"/>
      <text:p text:style-name="P10"><text:span text:style-name="Source_20_Text"><text:span text:style-name="T25">/!\</text:span></text:span><text:span text:style-name="Source_20_Text"><text:span text:style-name="T54"> Dans le fichier messenger.yaml, commenter la ligne : </text:span></text:span><text:span text:style-name="Source_20_Text"><text:span text:style-name="T25">/!\</text:span></text:span></text:p>
      <text:p text:style-name="Standard"><text:span text:style-name="Source_20_Text"><text:span text:style-name="T49"># Symfony\Component\Mailer\Messenger\SendEmailMessage: async</text:span></text:span></text:p>
      <text:p text:style-name="P10"><text:span text:style-name="Source_20_Text"><text:span text:style-name="T54">Pour que les mails partent directement dans la boite de réception du site MailTrap, sans passer par la BDD.</text:span></text:span></text:p>
      <text:p text:style-name="P10"/>
      <text:p text:style-name="P10"><text:span text:style-name="Source_20_Text"><text:span text:style-name="T54">Si cette ligne n’est pas commentée, il faut utiliser la commande (dans le terminal) :</text:span></text:span></text:p>
      <text:p text:style-name="P10"><text:soft-page-break/>php bin/console messenger:consume -vv</text:p>
      <text:p text:style-name="P10">+</text:p>
      <text:p text:style-name="P10">0 ou 1 (selon le cas)</text:p>
      <text:p text:style-name="P10"/>
      <text:p text:style-name="P10"><text:span text:style-name="Source_20_Text"><text:span text:style-name="T54">Pour que les mails envoyés arrivent dans la boite de réception de MailTrap car ils sont stockés avant dans la BDD (et sont ensuite supprimés et partent sur MailTrap).</text:span></text:span></text:p>
      <text:p text:style-name="P10"/>
      <text:p text:style-name="P10"><text:span text:style-name="Source_20_Text"><text:span text:style-name="T54">Ensuite, le reste du code est dispo sur la doc Symfony (dans Creating &amp; Sending Messages).</text:span></text:span></text:p>
      <text:p text:style-name="P10"><text:span text:style-name="Source_20_Text"><text:span text:style-name="T54">Le code est à placer dans le Controller de Contact (par exemple), après le persist / flush de $contact.</text:span></text:span></text:p>
      <text:p text:style-name="P10"/>
      <text:p text:style-name="P10"><text:span text:style-name="Source_20_Text"><text:span text:style-name="T54">/!\ <text:s/>Penser à copier également les lignes « use » pour MailerInterface et Email (Email, que l’on supprimera plus tard si nous utilisons htmlTemplate('emails/signup.html.twig') (template de Symfony) avec use Symfony\Bridge\Twig\Mime\TemplatedEmail;) /!\</text:span></text:span></text:p>
      <text:p text:style-name="P10"/>
      <text:p text:style-name="P10"/>
      <text:p text:style-name="P10"><text:span text:style-name="Source_20_Text"><text:span text:style-name="T56">Si MailTrap est indisponible</text:span></text:span><text:span text:style-name="Source_20_Text"><text:span text:style-name="T54"> (ou tout autre site du même type), il est possible d’utiliser MailHog, qui lui passe par le réseau local et non par internet.</text:span></text:span></text:p>
      <text:p text:style-name="P10"/>
      <text:p text:style-name="P10"><text:span text:style-name="Source_20_Text"><text:span text:style-name="T54">Pour installer MailHog via le terminal, il faut au préalable installer GO :</text:span></text:span></text:p>
      <text:p text:style-name="P10"/>
      <text:p text:style-name="P10"><text:span text:style-name="Source_20_Text"><text:span text:style-name="T54">$ sudo apt-get -y install golang-go</text:span></text:span></text:p>
      <text:p text:style-name="P10"><text:span text:style-name="Source_20_Text"><text:span text:style-name="T54">+</text:span></text:span></text:p>
      <text:p text:style-name="P10"><text:span text:style-name="Source_20_Text"><text:span text:style-name="T54">mdp</text:span></text:span></text:p>
      <text:p text:style-name="P10"/>
      <text:p text:style-name="P10"><text:span text:style-name="Source_20_Text"><text:span text:style-name="T54">Puis, installer la dernière version de MailHog :</text:span></text:span></text:p>
      <text:p text:style-name="P10"/>
      <text:p text:style-name="P10"><text:span text:style-name="Source_20_Text"><text:span text:style-name="T54">$ go install </text:span></text:span><text:a xlink:type="simple" xlink:href="mailto:github.com/mailhog/MailHog@latest" office:target-frame-name="_top" xlink:show="replace" text:style-name="Internet_20_link" text:visited-style-name="Visited_20_Internet_20_Link"><text:span text:style-name="Source_20_Text">github.com/mailhog/MailHog@latest</text:span></text:a></text:p>
      <text:p text:style-name="P10"/>
      <text:p text:style-name="P10"><text:span text:style-name="Source_20_Text"><text:span text:style-name="T54">Vérifier que MailHog est bien installé et est trouvable :</text:span></text:span></text:p>
      <text:p text:style-name="P10"/>
      <text:p text:style-name="P10"><text:span text:style-name="Source_20_Text"><text:span text:style-name="T54">$ ~/go/bin/MailHog</text:span></text:span></text:p>
      <text:p text:style-name="P10"/>
      <text:p text:style-name="P10"><text:span text:style-name="Source_20_Text"><text:span text:style-name="T54">Déplacer MailHog dans « usr/local/bin/Mailhog » :</text:span></text:span></text:p>
      <text:p text:style-name="P10"/>
      <text:p text:style-name="P10"><text:span text:style-name="Source_20_Text"><text:span text:style-name="T54">$ sudo cp ~/go/bin/MailHog /usr/local/bin/Mailhog</text:span></text:span></text:p>
      <text:p text:style-name="P10"/>
      <text:p text:style-name="P10"><text:span text:style-name="Source_20_Text"><text:span text:style-name="T54">Lancer MailHog :</text:span></text:span></text:p>
      <text:p text:style-name="P10"/>
      <text:p text:style-name="P10"><text:span text:style-name="Source_20_Text"><text:span text:style-name="T54">$ Mailhog</text:span></text:span></text:p>
      <text:p text:style-name="P10"/>
      <text:p text:style-name="P10"><text:span text:style-name="Source_20_Text"><text:span text:style-name="T54">Dans Symfony, vérifier le fichier .env.dev.local (ou .env) et mettre:</text:span></text:span></text:p>
      <text:p text:style-name="P10"><text:soft-page-break/></text:p>
      <text:p text:style-name="Standard"><text:span text:style-name="Source_20_Text"><text:span text:style-name="T29">MAILER_DSN</text:span></text:span><text:span text:style-name="Source_20_Text"><text:span text:style-name="T36">=</text:span></text:span><text:span text:style-name="Source_20_Text"><text:span text:style-name="T42">smtp://localhost:</text:span></text:span><text:span text:style-name="Source_20_Text"><text:span text:style-name="T76">1025</text:span></text:span></text:p>
      <text:p text:style-name="Standard"/>
      <text:p text:style-name="Standard"><text:span text:style-name="Source_20_Text"><text:span text:style-name="T54">Si une ligne MAILER_DSN existe déjà, remplacer la par la ligne ci-dessus</text:span></text:span></text:p>
      <text:p text:style-name="P10"/>
      <text:p text:style-name="P10"/>
      <text:p text:style-name="P10"/>
      <text:p text:style-name="P10"><text:span text:style-name="Source_20_Text"><text:span text:style-name="T54">Lancer MailHog dans le navigateur (entrer cette adresse dans le navigateur) :</text:span></text:span></text:p>
      <text:p text:style-name="P10"/>
      <text:p text:style-name="P10"><text:span text:style-name="Lien_20_hypertexte"><text:span text:style-name="T86">Pour Linux : </text:span></text:span><text:a xlink:type="simple" xlink:href="http://0.0.0.0:8025/" office:target-frame-name="_top" xlink:show="replace" text:style-name="Internet_20_link" text:visited-style-name="Visited_20_Internet_20_Link"><text:span text:style-name="Lien_20_hypertexte"><text:span text:style-name="T15">http://0.0.0.0:8025/</text:span></text:span></text:a></text:p>
      <text:p text:style-name="P10"><text:span text:style-name="Lien_20_hypertexte"><text:span text:style-name="T86">Pour Windows : </text:span></text:span><text:span text:style-name="Lien_20_hypertexte"><text:span text:style-name="T87">localhost:8025</text:span></text:span><text:span text:style-name="Lien_20_hypertexte"><text:span text:style-name="T86"> ou </text:span></text:span><text:span text:style-name="Lien_20_hypertexte"><text:span text:style-name="T87">127.0.0.1:8025</text:span></text:span></text:p>
      <text:p text:style-name="P10"/>
      <text:p text:style-name="P10"><text:span text:style-name="Source_20_Text"><text:span text:style-name="T6">ReCAPTCHA v3 :</text:span></text:span></text:p>
      <text:p text:style-name="P10"/>
      <text:p text:style-name="P10"><text:span text:style-name="Source_20_Text"><text:span text:style-name="T54">KarserRecaptcha3Bundle</text:span></text:span></text:p>
      <text:p text:style-name="P10"/>
      <text:p text:style-name="P10"><text:span text:style-name="Source_20_Text"><text:span text:style-name="T54">Installation :</text:span></text:span></text:p>
      <text:p text:style-name="P10"/>
      <text:p text:style-name="P10"><text:span text:style-name="Source_20_Text"><text:span text:style-name="T54">Dans le terminal</text:span></text:span></text:p>
      <text:p text:style-name="P10"><text:span text:style-name="Source_20_Text"><text:span text:style-name="T84">composer require karser/karser-recaptcha3-bundle</text:span></text:span></text:p>
      <text:p text:style-name="P10"><text:span text:style-name="Source_20_Text"><text:span text:style-name="T54">+</text:span></text:span></text:p>
      <text:p text:style-name="P10"><text:span text:style-name="Source_20_Text"><text:span text:style-name="T54">n</text:span></text:span></text:p>
      <text:p text:style-name="P10"><text:span text:style-name="Source_20_Text"><text:span text:style-name="T54">(reCaptcha Google)</text:span></text:span></text:p>
      <text:p text:style-name="P10"><text:span text:style-name="Source_20_Text"><text:span text:style-name="T54">+</text:span></text:span></text:p>
      <text:p text:style-name="P10"><text:span text:style-name="Source_20_Text"><text:span text:style-name="T54">y</text:span></text:span></text:p>
      <text:p text:style-name="P10"><text:span text:style-name="Source_20_Text"><text:span text:style-name="T54">(reCaptcha Karser)</text:span></text:span></text:p>
      <text:p text:style-name="P10"><text:span text:style-name="Source_20_Text"><text:span text:style-name="T54">+</text:span></text:span></text:p>
      <text:p text:style-name="P10"><text:span text:style-name="Source_20_Text"><text:span text:style-name="T54">Le fichier karser_recaptcha3.yaml est créé</text:span></text:span></text:p>
      <text:p text:style-name="P10"><text:span text:style-name="Source_20_Text"><text:span text:style-name="T54">+</text:span></text:span></text:p>
      <text:p text:style-name="P10"><text:span text:style-name="Source_20_Text"><text:span text:style-name="T54">Aller à cette adresse :</text:span></text:span><text:a xlink:type="simple" xlink:href="https://developers.google.com/recaptcha/docs/v3?hl=fr" office:target-frame-name="_top" xlink:show="replace" text:style-name="Internet_20_link" text:visited-style-name="Visited_20_Internet_20_Link"><text:span text:style-name="Source_20_Text">https://developers.google.com/recaptcha/docs/v3?hl=fr</text:span></text:a></text:p>
      <text:p text:style-name="P10"><text:span text:style-name="Source_20_Text"><text:span text:style-name="T54">+</text:span></text:span></text:p>
      <text:p text:style-name="P10"><text:span text:style-name="Source_20_Text"><text:span text:style-name="T54">Cliquer sur : </text:span></text:span><text:a xlink:type="simple" xlink:href="https://www.google.com/recaptcha/admin/create?hl=fr" office:target-frame-name="_top" xlink:show="replace" text:style-name="Internet_20_link" text:visited-style-name="Visited_20_Internet_20_Link"><text:span text:style-name="Source_20_Text"><text:span text:style-name="T57">console d'administration reCAPTCHA</text:span></text:span></text:a></text:p>
      <text:p text:style-name="P10"><text:span text:style-name="Source_20_Text"><text:span text:style-name="T54">+</text:span></text:span></text:p>
      <text:p text:style-name="P10"><text:span text:style-name="Source_20_Text"><text:span text:style-name="T54">Mettre un Libellé (exemple : SymRecipe)</text:span></text:span></text:p>
      <text:p text:style-name="P10"><text:span text:style-name="Source_20_Text"><text:span text:style-name="T54">+</text:span></text:span></text:p>
      <text:p text:style-name="P10"><text:span text:style-name="Source_20_Text"><text:span text:style-name="T54">Mettre en Type de reCaptcha : Sur la base d’un score (v3)</text:span></text:span></text:p>
      <text:p text:style-name="P10"><text:span text:style-name="Source_20_Text"><text:span text:style-name="T54">+</text:span></text:span></text:p>
      <text:p text:style-name="P10"><text:span text:style-name="Source_20_Text"><text:span text:style-name="T54">Mettre en nom de domaine : localhost (et, optionnel, 127.0.0.1)</text:span></text:span></text:p>
      <text:p text:style-name="P10"><text:span text:style-name="Source_20_Text"><text:span text:style-name="T54">+</text:span></text:span></text:p>
      <text:p text:style-name="P10"><text:span text:style-name="Source_20_Text"><text:span text:style-name="T54">Cocher la case : J'accepte les Conditions d'utilisation de Google Cloud Platform</text:span></text:span><text:span text:style-name="Source_20_Text"><text:span text:style-name="T58">, ainsi que celles de </text:span></text:span><text:a xlink:type="simple" xlink:href="https://console.cloud.google.com/terms" office:target-frame-name="_top" xlink:show="replace" text:style-name="Internet_20_link" text:visited-style-name="Visited_20_Internet_20_Link"><text:span text:style-name="Source_20_Text"><text:span text:style-name="T54">l'ensemble des API et services concernés</text:span></text:span></text:a><text:span text:style-name="Source_20_Text"><text:span text:style-name="T58">.</text:span></text:span></text:p>
      <text:p text:style-name="P10"><text:span text:style-name="Source_20_Text"><text:span text:style-name="T54">+</text:span></text:span></text:p>
      <text:p text:style-name="P10"><text:span text:style-name="Source_20_Text"><text:span text:style-name="T54">Envoyer</text:span></text:span></text:p>
      <text:p text:style-name="P10"><text:span text:style-name="Source_20_Text"><text:span text:style-name="T54">+</text:span></text:span></text:p>
      <text:p text:style-name="P10"><text:span text:style-name="Source_20_Text"><text:span text:style-name="T54">Copier la clé du site</text:span></text:span></text:p>
      <text:p text:style-name="P10"><text:soft-page-break/><text:span text:style-name="Source_20_Text"><text:span text:style-name="T54">+</text:span></text:span></text:p>
      <text:p text:style-name="P10"><text:span text:style-name="Source_20_Text"><text:span text:style-name="T54">Coller la clé dans le fichier .env, après RECAPTCHA3_KEY=</text:span></text:span></text:p>
      <text:p text:style-name="P10"><text:span text:style-name="Source_20_Text"><text:span text:style-name="T54">+</text:span></text:span></text:p>
      <text:p text:style-name="P10"><text:span text:style-name="Source_20_Text"><text:span text:style-name="T54">Copier la clé secrète</text:span></text:span></text:p>
      <text:p text:style-name="P10"><text:span text:style-name="Source_20_Text"><text:span text:style-name="T54">+</text:span></text:span></text:p>
      <text:p text:style-name="Text_20_body"><text:span text:style-name="Source_20_Text"><text:span text:style-name="T54">Coller la clé secrète dans le fichier .env, après RECAPTCHA3_SECRET=</text:span></text:span><text:line-break/><text:span text:style-name="Source_20_Text"><text:span text:style-name="T54">+</text:span></text:span></text:p>
      <text:p text:style-name="Text_20_body"><text:span text:style-name="Source_20_Text"><text:span text:style-name="T54">Dans config/packages/karser_recaptcha3.yaml :</text:span></text:span></text:p>
      <text:p text:style-name="Standard"><text:span text:style-name="Source_20_Text"><text:span text:style-name="T54">Vérifier la ligne « enabled : true» (pour les tests, mettre false. Une fois les tests finis, remettre à true)</text:span></text:span></text:p>
      <text:p text:style-name="Standard"><text:span text:style-name="Source_20_Text"><text:span text:style-name="T54">+</text:span></text:span></text:p>
      <text:p text:style-name="Text_20_body"><text:span text:style-name="Source_20_Text"><text:span text:style-name="T54">Ajouter dans notre formulaire ( exemple : ContactType.php) :</text:span></text:span></text:p>
      <text:p text:style-name="Standard"><text:span text:style-name="Source_20_Text"><text:span text:style-name="T36">-&gt;</text:span></text:span><text:span text:style-name="Source_20_Text"><text:span text:style-name="T74">add</text:span></text:span><text:span text:style-name="Source_20_Text"><text:span text:style-name="T36">(</text:span></text:span><text:span text:style-name="Source_20_Text"><text:span text:style-name="T42">'captcha'</text:span></text:span><text:span text:style-name="Source_20_Text"><text:span text:style-name="T36">, </text:span></text:span><text:span text:style-name="Source_20_Text"><text:span text:style-name="T69">Recaptcha3Type</text:span></text:span><text:span text:style-name="Source_20_Text"><text:span text:style-name="T36">::</text:span></text:span><text:span text:style-name="Source_20_Text"><text:span text:style-name="T62">class</text:span></text:span><text:span text:style-name="Source_20_Text"><text:span text:style-name="T36">, [</text:span></text:span></text:p>
      <text:p text:style-name="P14"><text:span text:style-name="Police_20_par_20_défaut"><text:span text:style-name="T41"><text:tab/>'constraints'</text:span></text:span><text:span text:style-name="Police_20_par_20_défaut"><text:span text:style-name="T35"> =&gt; </text:span></text:span><text:span text:style-name="Police_20_par_20_défaut"><text:span text:style-name="T61">new</text:span></text:span><text:span text:style-name="Police_20_par_20_défaut"><text:span text:style-name="T35"> </text:span></text:span><text:span text:style-name="Police_20_par_20_défaut"><text:span text:style-name="T68">Recaptcha3</text:span></text:span><text:span text:style-name="Police_20_par_20_défaut"><text:span text:style-name="T35">(),</text:span></text:span></text:p>
      <text:p text:style-name="P14"><text:span text:style-name="Police_20_par_20_défaut"><text:span text:style-name="T41"><text:tab/>'action_name'</text:span></text:span><text:span text:style-name="Police_20_par_20_défaut"><text:span text:style-name="T35"> =&gt; </text:span></text:span><text:span text:style-name="Police_20_par_20_défaut"><text:span text:style-name="T41">'homepage'</text:span></text:span><text:span text:style-name="Police_20_par_20_défaut"><text:span text:style-name="T35">,</text:span></text:span></text:p>
      <text:p text:style-name="P14"><text:span text:style-name="Police_20_par_20_défaut"><text:span text:style-name="T41"><text:tab/>'script_nonce_csp'</text:span></text:span><text:span text:style-name="Police_20_par_20_défaut"><text:span text:style-name="T35"> =&gt; </text:span></text:span><text:span text:style-name="Police_20_par_20_défaut"><text:span text:style-name="T28">$nonceCSP</text:span></text:span><text:span text:style-name="Police_20_par_20_défaut"><text:span text:style-name="T35">,</text:span></text:span></text:p>
      <text:p text:style-name="P14"><text:span text:style-name="Police_20_par_20_défaut"><text:span text:style-name="T41"><text:tab/>'locale'</text:span></text:span><text:span text:style-name="Police_20_par_20_défaut"><text:span text:style-name="T35"> =&gt; </text:span></text:span><text:span text:style-name="Police_20_par_20_défaut"><text:span text:style-name="T41">'de'</text:span></text:span><text:span text:style-name="Police_20_par_20_défaut"><text:span text:style-name="T35">,</text:span></text:span></text:p>
      <text:p text:style-name="P18">])</text:p>
      <text:p text:style-name="P18"/>
      <text:p text:style-name="P14"><text:span text:style-name="Source_20_Text"><text:span text:style-name="T54">Les 2 dernières lignes du ‘add’ ne sont pas obligatoires...</text:span></text:span></text:p>
      <text:p text:style-name="Text_20_body"/>
      <text:p text:style-name="Text_20_body"/>
      <text:p text:style-name="P10"><text:span text:style-name="Source_20_Text"><text:span text:style-name="T6">LES SERVICES :</text:span></text:span></text:p>
      <text:p text:style-name="P10"/>
      <text:p text:style-name="P10"><text:span text:style-name="Source_20_Text"><text:span text:style-name="T54">Pour voir tous les services disponible sur Symfony :</text:span></text:span></text:p>
      <text:p text:style-name="P10"><text:span text:style-name="Source_20_Text"><text:span text:style-name="T54">php bin/console debug :autowiring --all</text:span></text:span></text:p>
      <text:p text:style-name="P10"/>
      <text:p text:style-name="P10"><text:span text:style-name="Source_20_Text"><text:span text:style-name="T54">Pour trouver les services par « thèmes », exemple pour les mails :</text:span></text:span></text:p>
      <text:p text:style-name="P10"><text:span text:style-name="Source_20_Text"><text:span text:style-name="T54">php bin/console debug :autowiring mail</text:span></text:span></text:p>
      <text:p text:style-name="P10"/>
      <text:p text:style-name="P10"/>
      <text:p text:style-name="P10"><text:span text:style-name="Source_20_Text"><text:span text:style-name="T56">Pour créer un service :</text:span></text:span></text:p>
      <text:p text:style-name="P10"/>
      <text:p text:style-name="P10"><text:span text:style-name="Source_20_Text"><text:span text:style-name="T54">On créé un nouveau dossier dans src, « service »</text:span></text:span></text:p>
      <text:p text:style-name="P10"/>
      <text:p text:style-name="P10"><text:span text:style-name="Source_20_Text"><text:span text:style-name="T54">Puis, par exemple, un nouveau fichier « MailService.php »</text:span></text:span></text:p>
      <text:p text:style-name="P10"/>
      <text:p text:style-name="P10"><text:span text:style-name="Source_20_Text"><text:span text:style-name="T54">On donne le namespace : App\Service</text:span></text:span></text:p>
      <text:p text:style-name="P10"/>
      <text:p text:style-name="P10"><text:span text:style-name="Source_20_Text"><text:span text:style-name="T54">On créé la class MailService</text:span></text:span></text:p>
      <text:p text:style-name="P10"/>
      <text:p text:style-name="P10"><text:span text:style-name="Source_20_Text"><text:span text:style-name="T54">Pour la suite, voir MailService.php et ContactController.php sur SymRecipe…</text:span></text:span></text:p>
      <text:p text:style-name="P10"/>
      <text:p text:style-name="P10"/>
      <text:p text:style-name="P10"><text:soft-page-break/><text:span text:style-name="Source_20_Text"><text:span text:style-name="T6">SYSTÈME D’ADMINISTRATION AVEC EASY ADMIN :</text:span></text:span></text:p>
      <text:p text:style-name="P10"/>
      <text:p text:style-name="P10"><text:span text:style-name="Source_20_Text"><text:span text:style-name="T54">Installation : $ </text:span></text:span><text:span text:style-name="Source_20_Text"><text:span text:style-name="T59">composer require easycorp/easyadmin-bundle</text:span></text:span></text:p>
      <text:p text:style-name="P10"/>
      <text:p text:style-name="P10"><text:span text:style-name="Source_20_Text"><text:span text:style-name="T54">Création des DashBoard : $ php bin/console make:admin:dashboard</text:span></text:span></text:p>
      <text:p text:style-name="P10"><text:span text:style-name="Source_20_Text"><text:span text:style-name="T54">+</text:span></text:span></text:p>
      <text:p text:style-name="P10"><text:span text:style-name="Source_20_Text"><text:span text:style-name="T54">Entrer le nom du dashboard (si ok avec DashboardContoller → Entrée)</text:span></text:span></text:p>
      <text:p text:style-name="P10"><text:span text:style-name="Source_20_Text"><text:span text:style-name="T54">+</text:span></text:span></text:p>
      <text:p text:style-name="P10"><text:span text:style-name="Source_20_Text"><text:span text:style-name="T54">Si ok avec src/Controller/Admin/ → Entrée</text:span></text:span></text:p>
      <text:p text:style-name="P10"><text:span text:style-name="Source_20_Text"><text:span text:style-name="T54">+</text:span></text:span></text:p>
      <text:p text:style-name="P10"><text:span text:style-name="Source_20_Text"><text:span text:style-name="T54">Le fichier DashboardController.php est créé</text:span></text:span></text:p>
      <text:p text:style-name="P10"><text:span text:style-name="Source_20_Text"><text:span text:style-name="T54">+</text:span></text:span></text:p>
      <text:p text:style-name="P10"><text:span text:style-name="Source_20_Text"><text:span text:style-name="T54">Voir les modifications du DashboardController et la création du template admin/dashboard.html.twig dans SymRecipe</text:span></text:span></text:p>
      <text:p text:style-name="P10"><text:span text:style-name="Source_20_Text"><text:span text:style-name="T54">+</text:span></text:span></text:p>
      <text:p text:style-name="P10"><text:span text:style-name="Source_20_Text"><text:span text:style-name="T54">En première ligne de dashboard.html.twig, mettre :</text:span></text:span></text:p>
      <text:p text:style-name="Standard"><text:span text:style-name="Source_20_Text"><text:span text:style-name="T36">{% </text:span></text:span><text:span text:style-name="Source_20_Text"><text:span text:style-name="T78">extends</text:span></text:span><text:span text:style-name="Source_20_Text"><text:span text:style-name="T36"> </text:span></text:span><text:span text:style-name="Source_20_Text"><text:span text:style-name="T42">'@EasyAdmin/page/content.html.twig'</text:span></text:span><text:span text:style-name="Source_20_Text"><text:span text:style-name="T36"> %}</text:span></text:span></text:p>
      <text:p text:style-name="P10"><text:span text:style-name="Source_20_Text"><text:span text:style-name="T54">(Mise en page de base d’EasyAdmin)</text:span></text:span></text:p>
      <text:p text:style-name="P10"><text:span text:style-name="Source_20_Text"><text:span text:style-name="T54">+</text:span></text:span></text:p>
      <text:p text:style-name="P10"><text:span text:style-name="Source_20_Text"><text:span text:style-name="T54">La configuration et personnalisation du dashboard ce fait dans le controller.</text:span></text:span></text:p>
      <text:p text:style-name="P10"><text:span text:style-name="Source_20_Text"><text:span text:style-name="T54">Toutes les options de configuration sont disponible ici :</text:span></text:span></text:p>
      <text:p text:style-name="P10"><text:span text:style-name="Source_20_Text"><text:span text:style-name="T54">https://symfony.com/bundles/EasyAdminBundle/current/dashboards.html</text:span></text:span></text:p>
      <text:p text:style-name="P10"><text:span text:style-name="Source_20_Text"><text:span text:style-name="T54">+</text:span></text:span></text:p>
      <text:p text:style-name="P10"><text:span text:style-name="Source_20_Text"><text:span text:style-name="T54">Pour conserver la mise en page du panneau d’administration, il faut utiliser un block « content » au lieu d’un block « body »</text:span></text:span></text:p>
      <text:p text:style-name="Standard"><text:span text:style-name="Source_20_Text"><text:span text:style-name="T36">{% </text:span></text:span><text:span text:style-name="Source_20_Text"><text:span text:style-name="T78">block</text:span></text:span><text:span text:style-name="Source_20_Text"><text:span text:style-name="T36"> </text:span></text:span><text:span text:style-name="Source_20_Text"><text:span text:style-name="T29">content</text:span></text:span><text:span text:style-name="Source_20_Text"><text:span text:style-name="T36"> %}</text:span></text:span></text:p>
      <text:p text:style-name="Standard"><text:span text:style-name="Source_20_Text"><text:span text:style-name="T54">+</text:span></text:span></text:p>
      <text:p text:style-name="Standard"><text:span text:style-name="Source_20_Text"><text:span text:style-name="T54">Décommenter cette ligne dans le Controller :</text:span></text:span></text:p>
      <text:p text:style-name="Standard"><text:span text:style-name="Source_20_Text"><text:span text:style-name="T78">yield</text:span></text:span><text:span text:style-name="Source_20_Text"><text:span text:style-name="T36"> </text:span></text:span><text:span text:style-name="Source_20_Text"><text:span text:style-name="T69">MenuItem</text:span></text:span><text:span text:style-name="Source_20_Text"><text:span text:style-name="T36">::</text:span></text:span><text:span text:style-name="Source_20_Text"><text:span text:style-name="T74">linkToCrud</text:span></text:span><text:span text:style-name="Source_20_Text"><text:span text:style-name="T36">(</text:span></text:span><text:span text:style-name="Source_20_Text"><text:span text:style-name="T42">'The Label'</text:span></text:span><text:span text:style-name="Source_20_Text"><text:span text:style-name="T36">, </text:span></text:span><text:span text:style-name="Source_20_Text"><text:span text:style-name="T42">'fas fa-list'</text:span></text:span><text:span text:style-name="Source_20_Text"><text:span text:style-name="T36">, </text:span></text:span><text:span text:style-name="Source_20_Text"><text:span text:style-name="T69">EntityClass</text:span></text:span><text:span text:style-name="Source_20_Text"><text:span text:style-name="T36">::</text:span></text:span><text:span text:style-name="Source_20_Text"><text:span text:style-name="T62">class</text:span></text:span><text:span text:style-name="Source_20_Text"><text:span text:style-name="T36">);</text:span></text:span></text:p>
      <text:p text:style-name="Standard"><text:span text:style-name="Source_20_Text"><text:span text:style-name="T54">(pour les liens avec le CRUD)</text:span></text:span></text:p>
      <text:p text:style-name="Standard"><text:span text:style-name="Source_20_Text"><text:span text:style-name="T54">+</text:span></text:span></text:p>
      <text:p text:style-name="Standard"><text:span text:style-name="Source_20_Text"><text:span text:style-name="T54">Mise en place des icons (site pour les trouver, avec une recherche « cook » :</text:span></text:span></text:p>
      <text:p text:style-name="Standard"><text:a xlink:type="simple" xlink:href="https://fontawesome.com/search?o=r&amp;f=sharp" office:target-frame-name="_top" xlink:show="replace" text:style-name="Internet_20_link" text:visited-style-name="Visited_20_Internet_20_Link"><text:span text:style-name="Source_20_Text">https://fontawesome.com/search?o=r&amp;f=sharp</text:span></text:a><text:span text:style-name="Source_20_Text"><text:span text:style-name="T54">)</text:span></text:span></text:p>
      <text:p text:style-name="Standard"><text:span text:style-name="Source_20_Text"><text:span text:style-name="T54">Voir le nom de l’icon voulue et le mettre dans la ligne précédente à la place de « list » dans « fas fa-list »</text:span></text:span></text:p>
      <text:p text:style-name="Standard"><text:span text:style-name="Source_20_Text"><text:span text:style-name="T54">⇒ Si on recharge notre page .../admin de notre application, nous avons une erreur car il faut mettre en place les CrudController</text:span></text:span></text:p>
      <text:p text:style-name="Standard"/>
      <text:p text:style-name="Standard"/>
      <text:p text:style-name="Standard"><text:span text:style-name="Source_20_Text"><text:span text:style-name="T56">Mise en place WYSIWYG</text:span></text:span><text:span text:style-name="Source_20_Text"><text:span text:style-name="T54"> → What You See Is What You Get</text:span></text:span></text:p>
      <text:p text:style-name="Standard"/>
      <text:p text:style-name="Standard"><text:span text:style-name="Source_20_Text"><text:span text:style-name="T54">Installer CKEditor Bundle :</text:span></text:span></text:p>
      <text:p text:style-name="Standard"><text:span text:style-name="Source_20_Text"><text:span text:style-name="T54">(page d’instruction de l’installation : </text:span></text:span><text:a xlink:type="simple" xlink:href="https://symfony.com/bundles/FOSCKEditorBundle/current/installation.html" office:target-frame-name="_top" xlink:show="replace" text:style-name="Internet_20_link" text:visited-style-name="Visited_20_Internet_20_Link"><text:span text:style-name="Source_20_Text">https://symfony.com/bundles/FOSCKEditorBundle/current/installation.html</text:span></text:a><text:span text:style-name="Source_20_Text"><text:span text:style-name="T54">)</text:span></text:span></text:p>
      <text:p text:style-name="Standard"/>
      <text:p text:style-name="Standard"><text:span text:style-name="Source_20_Text"><text:span text:style-name="T54">$ </text:span></text:span><text:span text:style-name="Source_20_Text"><text:span text:style-name="T89">composer require friendsofsymfony/ckeditor-bundle</text:span></text:span></text:p>
      <text:p text:style-name="Standard"><text:span text:style-name="Source_20_Text"><text:span text:style-name="T54">+</text:span></text:span></text:p>
      <text:p text:style-name="Standard"><text:soft-page-break/><text:span text:style-name="Source_20_Text"><text:span text:style-name="T54">y (pour installer la recette)</text:span></text:span></text:p>
      <text:p text:style-name="Standard"><text:span text:style-name="Source_20_Text"><text:span text:style-name="T54">+</text:span></text:span></text:p>
      <text:p text:style-name="Preformatted_20_Text"><text:span text:style-name="Source_20_Text"><text:span text:style-name="T88">$ php bin/console ckeditor:install</text:span></text:span></text:p>
      <text:p text:style-name="Standard"><text:span text:style-name="Source_20_Text"><text:span text:style-name="T54">+</text:span></text:span></text:p>
      <text:p text:style-name="Standard"><text:span text:style-name="Source_20_Text"><text:span text:style-name="T54">drop</text:span></text:span></text:p>
      <text:p text:style-name="Standard"><text:span text:style-name="Source_20_Text"><text:span text:style-name="T54">+</text:span></text:span></text:p>
      <text:p text:style-name="Preformatted_20_Text"><text:span text:style-name="Source_20_Text"><text:span text:style-name="T88">$ php bin/console assets:install public</text:span></text:span></text:p>
      <text:p text:style-name="Standard"><text:span text:style-name="Source_20_Text"><text:span text:style-name="T54">(pour installer le Assets)</text:span></text:span></text:p>
      <text:p text:style-name="Standard"><text:span text:style-name="Source_20_Text"><text:span text:style-name="T54">+</text:span></text:span></text:p>
      <text:p text:style-name="Standard"><text:span text:style-name="Source_20_Text"><text:span text:style-name="T54">Dans le fichier /packages/fos_ckeditor.yaml :</text:span></text:span></text:p>
      <text:p text:style-name="Standard"><text:span text:style-name="Source_20_Text"><text:span text:style-name="T54">Copier celui du projet SymRecipe pour la configuration</text:span></text:span></text:p>
      <text:p text:style-name="Standard"/>
      <text:p text:style-name="Standard"/>
      <text:p text:style-name="P10"><text:span text:style-name="Source_20_Text"><text:span text:style-name="T6">SYSTÈME D’ADMINISTRATION AVEC EASY ADMIN :</text:span></text:span></text:p>
      <text:p text:style-name="P10"/>
      <text:p text:style-name="P10"><text:span text:style-name="Source_20_Text"><text:span text:style-name="T54">php bin/console make:admin:crud</text:span></text:span></text:p>
      <text:p text:style-name="P10"><text:span text:style-name="Source_20_Text"><text:span text:style-name="T54">+</text:span></text:span></text:p>
      <text:p text:style-name="P10"><text:span text:style-name="Source_20_Text"><text:span text:style-name="T54">Choisir l’entité (exemple pour SymRecipe : 4 pour l’entité User)</text:span></text:span></text:p>
      <text:p text:style-name="P10"><text:span text:style-name="Source_20_Text"><text:span text:style-name="T54">+</text:span></text:span></text:p>
      <text:p text:style-name="P10"><text:span text:style-name="Source_20_Text"><text:span text:style-name="T54">Choisir le chemin de création du Controller (si OK, Entrée)</text:span></text:span></text:p>
      <text:p text:style-name="P10"><text:span text:style-name="Source_20_Text"><text:span text:style-name="T54">+</text:span></text:span></text:p>
      <text:p text:style-name="P10"><text:span text:style-name="Source_20_Text"><text:span text:style-name="T54">Choisir le NameSpace du Controller (si OK, Entrée)</text:span></text:span></text:p>
      <text:p text:style-name="P10"><text:span text:style-name="Source_20_Text"><text:span text:style-name="T54">+</text:span></text:span></text:p>
      <text:p text:style-name="P10"><text:span text:style-name="Source_20_Text"><text:span text:style-name="T54">Le fichier NomCrudController est créé (ex : UserCrudController)</text:span></text:span></text:p>
      <text:p text:style-name="P10"><text:span text:style-name="Source_20_Text"><text:span text:style-name="T54">+</text:span></text:span></text:p>
      <text:p text:style-name="P10"><text:span text:style-name="Source_20_Text"><text:span text:style-name="T54">Voir le projet SymRecipe pour la modification du fichiers</text:span></text:span></text:p>
      <text:p text:style-name="P10"/>
      <text:p text:style-name="P10"/>
      <text:p text:style-name="P10"/>
      <text:p text:style-name="P10"><text:span text:style-name="Source_20_Text"><text:span text:style-name="T6">Installer le test pack Symfony :</text:span></text:span></text:p>
      <text:p text:style-name="P10"/>
      <text:p text:style-name="P10"><text:span text:style-name="Source_20_Text"><text:span text:style-name="T54">composer require --dev symfony/test-pack</text:span></text:span></text:p>
      <text:p text:style-name="P10"/>
      <text:p text:style-name="P10"><text:span text:style-name="Source_20_Text"><text:span text:style-name="T6">Pour lancer les tests et voir si OK/NOK:</text:span></text:span></text:p>
      <text:p text:style-name="P10"/>
      <text:p text:style-name="P10"><text:span text:style-name="Source_20_Text"><text:span text:style-name="T54">Lancer la methode : $ php bin/phpunit</text:span></text:span></text:p>
      <text:p text:style-name="P10"><text:span text:style-name="Source_20_Text"><text:span text:style-name="T54">ou</text:span></text:span></text:p>
      <text:p text:style-name="Standard"><text:span text:style-name="Source_20_Text"><text:span text:style-name="T54">make nomDuFichierMakefile (ex : make tests), si nous utilisons un fichier Makefile (voir ci-dessous pour la méthode)</text:span></text:span></text:p>
      <text:p text:style-name="P10"/>
      <text:p text:style-name="P10"><text:span text:style-name="Source_20_Text"><text:span text:style-name="T6">Pour créer un test :</text:span></text:span></text:p>
      <text:p text:style-name="P10"/>
      <text:p text:style-name="Standard"><text:span text:style-name="Source_20_Text"><text:span text:style-name="T54">$ php bin/console make:test</text:span></text:span></text:p>
      <text:p text:style-name="Standard"><text:span text:style-name="Source_20_Text"><text:span text:style-name="T54">+</text:span></text:span></text:p>
      <text:p text:style-name="Standard"><text:span text:style-name="Source_20_Text"><text:span text:style-name="T54">Choisir un type de TEST</text:span></text:span></text:p>
      <text:p text:style-name="Standard"><text:span text:style-name="Source_20_Text"><text:span text:style-name="T54">(TestCase / KernelTestCase → Test Unitaire)</text:span></text:span></text:p>
      <text:p text:style-name="Standard"><text:span text:style-name="Source_20_Text"><text:span text:style-name="T54">(WebTestCase → Test Fonctionnel)</text:span></text:span></text:p>
      <text:p text:style-name="Standard"><text:span text:style-name="Source_20_Text"><text:span text:style-name="T54">+</text:span></text:span></text:p>
      <text:p text:style-name="Standard"><text:soft-page-break/><text:span text:style-name="Source_20_Text"><text:span text:style-name="T54">Nom du test (avec la route, si nécessaire), par exemple :</text:span></text:span></text:p>
      <text:p text:style-name="Standard"><text:span text:style-name="Source_20_Text"><text:span text:style-name="T54">\App\Tests\Unit\BasicTest</text:span></text:span></text:p>
      <text:p text:style-name="Standard"><text:span text:style-name="Source_20_Text"><text:span text:style-name="T54">ou</text:span></text:span></text:p>
      <text:p text:style-name="Standard"><text:span text:style-name="Source_20_Text"><text:span text:style-name="T54">\App\Tests\Functional\BasicTest</text:span></text:span></text:p>
      <text:p text:style-name="Standard"><text:span text:style-name="Source_20_Text"><text:span text:style-name="T54">ou</text:span></text:span></text:p>
      <text:p text:style-name="Standard"><text:span text:style-name="Source_20_Text"><text:span text:style-name="T54">\App\Tests\Functional\IngredientTest</text:span></text:span></text:p>
      <text:p text:style-name="Standard"><text:span text:style-name="Source_20_Text"><text:span text:style-name="T54">+</text:span></text:span></text:p>
      <text:p text:style-name="Standard"><text:span text:style-name="Source_20_Text"><text:span text:style-name="T54">Le fichier BasicTest (ou IngredientTest) est créé</text:span></text:span></text:p>
      <text:p text:style-name="Standard"/>
      <text:p text:style-name="Standard"><text:span text:style-name="Source_20_Text"><text:span text:style-name="T54">/!\ !!!!!!!!!!!!!!!!!!!!!!!!!!!!!!!!!!!!!!!!!!!!!!!!!!!!!!!!!!!!!!!!!!!!!!!!!!!!!!!!!!!!!!!!!!!!!!</text:span></text:span></text:p>
      <text:p text:style-name="Standard"><text:span text:style-name="Source_20_Text"><text:span text:style-name="T54">Créer un fichier .env.test.local et copier dedans le contenu de .env.dev.local + Ajouter la ligne : </text:span></text:span><text:span text:style-name="Source_20_Text"><text:span text:style-name="T29">RECAPTCHA3_ENABLED</text:span></text:span><text:span text:style-name="Source_20_Text"><text:span text:style-name="T36">=</text:span></text:span><text:span text:style-name="Source_20_Text"><text:span text:style-name="T76">0</text:span></text:span></text:p>
      <text:p text:style-name="Standard"><text:span text:style-name="Source_20_Text"><text:span text:style-name="T54">+ Dans config/packages/karser_recaptcha3.yaml :</text:span></text:span></text:p>
      <text:p text:style-name="Standard"><text:span text:style-name="Source_20_Text"><text:span text:style-name="T54">passer la ligne « enabled : false » (seulement pour les tests, remettre true une fois les tests finis)</text:span></text:span></text:p>
      <text:p text:style-name="Standard"><text:span text:style-name="Source_20_Text"><text:span text:style-name="T54">/!\ !!!!!!!!!!!!!!!!!!!!!!!!!!!!!!!!!!!!!!!!!!!!!!!!!!!!!!!!!!!!!!!!!!!!!!!!!!!!!!!!!!!!!!!!!!!!!!</text:span></text:span></text:p>
      <text:p text:style-name="Standard"/>
      <text:p text:style-name="Standard"><text:span text:style-name="Source_20_Text"><text:span text:style-name="T54">+</text:span></text:span></text:p>
      <text:p text:style-name="Standard"><text:span text:style-name="Source_20_Text"><text:span text:style-name="T54">Ensuite il faut créer une nouvelle BDD :</text:span></text:span></text:p>
      <text:p text:style-name="Standard"><text:span text:style-name="Source_20_Text"><text:span text:style-name="T54">php bin/console doctrine:database:create --env=test</text:span></text:span></text:p>
      <text:p text:style-name="Standard"/>
      <text:p text:style-name="Standard"><text:span text:style-name="Source_20_Text"><text:span text:style-name="T54">→ La BDD symrecipe_test est créée</text:span></text:span></text:p>
      <text:p text:style-name="Standard"/>
      <text:p text:style-name="Standard"><text:span text:style-name="Source_20_Text"><text:span text:style-name="T54">On peut également ajouter au fichier composer.json :</text:span></text:span></text:p>
      <text:p text:style-name="Standard"/>
      <text:p text:style-name="Standard"><text:span text:style-name="Source_20_Text"><text:span text:style-name="T29">"fixtures_test"</text:span></text:span><text:span text:style-name="Source_20_Text"><text:span text:style-name="T36">: [</text:span></text:span></text:p>
      <text:p text:style-name="P14"><text:span text:style-name="Police_20_par_20_défaut"><text:span text:style-name="T41">"php bin/console doctrine:database:drop --force --env=test"</text:span></text:span><text:span text:style-name="Police_20_par_20_défaut"><text:span text:style-name="T35">,</text:span></text:span></text:p>
      <text:p text:style-name="P14"><text:span text:style-name="Police_20_par_20_défaut"><text:span text:style-name="T41">"php bin/console doctrine:database:create --env=test"</text:span></text:span><text:span text:style-name="Police_20_par_20_défaut"><text:span text:style-name="T35">,</text:span></text:span></text:p>
      <text:p text:style-name="P20">"php bin/console doctrine:schema:update --force --complete –env=test",</text:p>
      <text:p text:style-name="P20">"php bin/console doctrine:fixtures:load --append --env=test"</text:p>
      <text:p text:style-name="P18">]</text:p>
      <text:p text:style-name="Standard"/>
      <text:p text:style-name="Standard"><text:span text:style-name="Source_20_Text"><text:span text:style-name="T54">Pour pouvoir créer la BDD symrecipe_test et ses tables (sans les remplir) avec la commande :</text:span></text:span></text:p>
      <text:p text:style-name="Standard"><text:span text:style-name="Source_20_Text"><text:span text:style-name="T54">composer fixtures_test</text:span></text:span></text:p>
      <text:p text:style-name="Standard"/>
      <text:p text:style-name="Standard"/>
      <text:p text:style-name="P10"><text:span text:style-name="Source_20_Text"><text:span text:style-name="T6">POUR CRÉER ET EXÉCUTER UN MAKEFILE :</text:span></text:span></text:p>
      <text:p text:style-name="P10"/>
      <text:p text:style-name="P10"><text:span text:style-name="Source_20_Text"><text:span text:style-name="T54">Installer la commande make : sudo apt install make</text:span></text:span></text:p>
      <text:p text:style-name="P10"><text:span text:style-name="Source_20_Text"><text:span text:style-name="T54">+</text:span></text:span></text:p>
      <text:p text:style-name="P10"><text:span text:style-name="Source_20_Text"><text:span text:style-name="T54">mdp</text:span></text:span></text:p>
      <text:p text:style-name="P10"><text:span text:style-name="Source_20_Text"><text:span text:style-name="T54">+</text:span></text:span></text:p>
      <text:p text:style-name="P10"><text:span text:style-name="Source_20_Text"><text:span text:style-name="T54">Créer un fichier Makefile à la racine du dossier (voir SymRecipe)</text:span></text:span></text:p>
      <text:p text:style-name="P10"><text:span text:style-name="Source_20_Text"><text:span text:style-name="T54">+</text:span></text:span></text:p>
      <text:p text:style-name="P10"><text:span text:style-name="Source_20_Text"><text:span text:style-name="T54">Écrire les lignes de commande /!\ Attention aux tabulation devant les lignes de commande</text:span></text:span></text:p>
      <text:p text:style-name="P10"><text:span text:style-name="Source_20_Text"><text:span text:style-name="T54">+</text:span></text:span></text:p>
      <text:p text:style-name="P10"><text:span text:style-name="Source_20_Text"><text:span text:style-name="T54">pour lancer le fichier, entrer dans le terminal : make nomDuFichier (ex : make tests)</text:span></text:span></text:p>
      <text:p text:style-name="P10"><text:soft-page-break/></text:p>
      <text:p text:style-name="P10"/>
      <text:p text:style-name="P10"/>
      <text:p text:style-name="P11"><text:span text:style-name="Source_20_Text"><text:span text:style-name="T6">CONSOLE COMMANDS :</text:span></text:span></text:p>
      <text:p text:style-name="P10"/>
      <text:p text:style-name="P10"><text:span text:style-name="Source_20_Text"><text:span text:style-name="T54">php bin/console → Voir toutes les commandes disponibles</text:span></text:span></text:p>
      <text:p text:style-name="P10"/>
      <text:p text:style-name="P10"><text:span text:style-name="Source_20_Text"><text:span text:style-name="T55">Pour créer un administrateur à l’aide des commande :</text:span></text:span></text:p>
      <text:p text:style-name="P10"/>
      <text:p text:style-name="P10"><text:span text:style-name="Source_20_Text"><text:span text:style-name="T54">php bin/console make:command</text:span></text:span></text:p>
      <text:p text:style-name="P10"><text:span text:style-name="Source_20_Text"><text:span text:style-name="T54">+</text:span></text:span></text:p>
      <text:p text:style-name="P10"><text:span text:style-name="Source_20_Text"><text:span text:style-name="T54">Donner un nom (ex : app:create-administrator)</text:span></text:span></text:p>
      <text:p text:style-name="P10"><text:span text:style-name="Source_20_Text"><text:span text:style-name="T54">+</text:span></text:span></text:p>
      <text:p text:style-name="P10"><text:span text:style-name="Source_20_Text"><text:span text:style-name="T54">Le dossier Command est créé et à l’intérieur le fichier NomDeLaCommandeCommand.php</text:span></text:span></text:p>
      <text:p text:style-name="P10"><text:span text:style-name="Source_20_Text"><text:span text:style-name="T54">+</text:span></text:span></text:p>
      <text:p text:style-name="P10"><text:span text:style-name="Source_20_Text"><text:span text:style-name="T54">La commande créée est maintenant disponible et visible dans : php bin/console</text:span></text:span></text:p>
      <text:p text:style-name="P10"><text:span text:style-name="Source_20_Text"><text:span text:style-name="T54">dans la partie app.</text:span></text:span></text:p>
      <text:p text:style-name="P10"><text:span text:style-name="Source_20_Text"><text:span text:style-name="T54">+</text:span></text:span></text:p>
      <text:p text:style-name="P10"><text:span text:style-name="Source_20_Text"><text:span text:style-name="T54">Pour le paramétrage du fichier, voir SymRecipe</text:span></text:span></text:p>
      <text:p text:style-name="P10"><text:span text:style-name="Source_20_Text"><text:span text:style-name="T54">+</text:span></text:span></text:p>
      <text:p text:style-name="P10"><text:span text:style-name="Source_20_Text"><text:span text:style-name="T54">Pour créer un nouvel administrateur : php bin/console app:create-administrator name email password</text:span></text:span></text:p>
      <text:p text:style-name="P10"><text:span text:style-name="Source_20_Text"><text:span text:style-name="T54">+</text:span></text:span></text:p>
      <text:p text:style-name="P10"><text:span text:style-name="Source_20_Text"><text:span text:style-name="T54">Un nouvel administrateur est créé avec : FullName = name, email = email et password = password</text:span></text:span></text:p>
      <text:p text:style-name="P10"><text:span text:style-name="Source_20_Text"><text:span text:style-name="T54">+</text:span></text:span></text:p>
      <text:p text:style-name="P10"><text:span text:style-name="Source_20_Text"><text:span text:style-name="T54">Pour créer un second administrateur : </text:span></text:span><text:span text:style-name="Source_20_Text"><text:span text:style-name="T36">php bin/console app:create-administrator </text:span></text:span><text:span text:style-name="Source_20_Text"><text:span text:style-name="T42">"Pierre Petitiot"</text:span></text:span><text:span text:style-name="Source_20_Text"><text:span text:style-name="T36"> </text:span></text:span><text:span text:style-name="Source_20_Text"><text:span text:style-name="T42">"pierre.petitiot@symrecipe.com"</text:span></text:span><text:span text:style-name="Source_20_Text"><text:span text:style-name="T36"> </text:span></text:span><text:span text:style-name="Source_20_Text"><text:span text:style-name="T42">"password"</text:span></text:span></text:p>
      <text:p text:style-name="P10"/>
      <text:p text:style-name="P10"><text:span text:style-name="Source_20_Text"><text:span text:style-name="T54">+</text:span></text:span></text:p>
      <text:p text:style-name="P10"><text:span text:style-name="Source_20_Text"><text:span text:style-name="T54">Un second administrateur est créé avec : FullName = Pierre, email = pierre@symrecipe.com et password = password</text:span></text:span></text:p>
      <text:p text:style-name="P10"><text:span text:style-name="Source_20_Text"><text:span text:style-name="T54">+</text:span></text:span></text:p>
      <text:p text:style-name="P10"><text:span text:style-name="Source_20_Text"><text:span text:style-name="T54">Nous pouvons également seulement entrer : php bin/console app:create-administrator</text:span></text:span></text:p>
      <text:p text:style-name="P10"><text:span text:style-name="Source_20_Text"><text:span text:style-name="T54">Mais il faut un système de Question et Helper pour que le terminal pose des questions et pouvoir y répondre (voir src/Command/CreateAdministratorCommand.php dans le projet SymRecipe)</text:span></text:span></text:p>
      <text:p text:style-name="P10"/>
      <text:p text:style-name="P10"/>
      <text:p text:style-name="P10"><text:span text:style-name="Source_20_Text"><text:span text:style-name="T6">CRÉER UNE EXTENSION TWIG :</text:span></text:span></text:p>
      <text:p text:style-name="P10"/>
      <text:p text:style-name="P10"><text:span text:style-name="Source_20_Text"><text:span text:style-name="T54">Dans src : Créer un fichier Twig et à l’intérieur, un fichier AppExtension.php</text:span></text:span></text:p>
      <text:p text:style-name="P10"><text:span text:style-name="Source_20_Text"><text:span text:style-name="T54">ou</text:span></text:span></text:p>
      <text:p text:style-name="P10"><text:span text:style-name="Source_20_Text"><text:span text:style-name="T54">php bin/console make :twig-extension</text:span></text:span></text:p>
      <text:p text:style-name="P10"><text:span text:style-name="Source_20_Text"><text:span text:style-name="T54">(voir SymRecipe)</text:span></text:span></text:p>
      <text:p text:style-name="P10"/>
      <text:p text:style-name="P10"><text:soft-page-break/><text:span text:style-name="Source_20_Text"><text:span text:style-name="T6">CACHE :</text:span></text:span></text:p>
      <text:p text:style-name="P10"/>
      <text:p text:style-name="P10"><text:span text:style-name="Source_20_Text"><text:span text:style-name="T54">Permet de stocker les pages de sites web pour les rendre disponibles, même en étant hors ligne</text:span></text:span></text:p>
      <text:p text:style-name="P10"/>
      <text:p text:style-name="P10"><text:span text:style-name="Source_20_Text"><text:span text:style-name="T54">Sur Symfony → The Cache Component ou Cache Contracts</text:span></text:span></text:p>
      <text:p text:style-name="P10"><text:span text:style-name="Source_20_Text"><text:span text:style-name="T54">(voir SymRecipe : HomeController, RecipeControler et RecipeRepository (fonction : findPublicRecipe() pour la tempo de 3s (sleep(3))</text:span></text:span></text:p>
      <text:p text:style-name="P10"/>
      <text:p text:style-name="P10"/>
      <text:p text:style-name="P10"><text:span text:style-name="Source_20_Text"><text:span text:style-name="T6">WEBPACK ENCORE :</text:span></text:span></text:p>
      <text:p text:style-name="P10"/>
      <text:p text:style-name="P10"><text:span text:style-name="Source_20_Text"><text:span text:style-name="T54">Permet d’intégrer plus facilement WebPack (difficile à utiliser et configurer). Permet d’intégrer des fichiers CSS et JS plus « proprement »</text:span></text:span></text:p>
      <text:p text:style-name="P10"/>
      <text:p text:style-name="P10"><text:span text:style-name="Source_20_Text"><text:span text:style-name="T54">Installation : composer require symfony/webpack-encore-bundle</text:span></text:span></text:p>
      <text:p text:style-name="P10"><text:span text:style-name="Source_20_Text"><text:span text:style-name="T54">+</text:span></text:span></text:p>
      <text:p text:style-name="P10"><text:span text:style-name="Source_20_Text"><text:span text:style-name="T54">sudo apt install npm (si demandé)</text:span></text:span></text:p>
      <text:p text:style-name="P10"><text:span text:style-name="Source_20_Text"><text:span text:style-name="T54">+</text:span></text:span></text:p>
      <text:p text:style-name="Preformatted_20_Text"><text:span text:style-name="Source_20_Text"><text:span text:style-name="T53">npm install</text:span></text:span></text:p>
      <text:p text:style-name="P10"><text:span text:style-name="Source_20_Text"><text:span text:style-name="T54">+</text:span></text:span></text:p>
      <text:p text:style-name="P10"><text:span text:style-name="Source_20_Text"><text:span text:style-name="T54">Un dossier node_modules est créé</text:span></text:span></text:p>
      <text:p text:style-name="P10"><text:span text:style-name="Source_20_Text"><text:span text:style-name="T54">Un fichier package-lock.json</text:span></text:span></text:p>
      <text:p text:style-name="P10"><text:span text:style-name="Source_20_Text"><text:span text:style-name="T54">Un fichier webpack.config.js → fichier de config (notamment des routes pour les fichiers .js et .css ou ajouter des entrées, fichiers… voir la doc WebPack)</text:span></text:span></text:p>
      <text:p text:style-name="P10"><text:span text:style-name="Source_20_Text"><text:span text:style-name="T54">+</text:span></text:span></text:p>
      <text:p text:style-name="P10"><text:span text:style-name="Source_20_Text"><text:span text:style-name="T54">Pour lancer le WebPack → npm run watch #</text:span></text:span></text:p>
      <text:p text:style-name="P10"><text:span text:style-name="Source_20_Text"><text:span text:style-name="T54">+</text:span></text:span></text:p>
      <text:p text:style-name="P10"><text:span text:style-name="Source_20_Text"><text:span text:style-name="T54">Dans public, un dosier build est créé et dedans</text:span></text:span></text:p>
      <text:p text:style-name="P10"><text:span text:style-name="Source_20_Text"><text:span text:style-name="T54">Un fichier app.css</text:span></text:span></text:p>
      <text:p text:style-name="P10"><text:span text:style-name="Source_20_Text"><text:span text:style-name="T54">Un fichier app.js</text:span></text:span></text:p>
      <text:p text:style-name="P10"><text:span text:style-name="Source_20_Text"><text:span text:style-name="T54">+</text:span></text:span></text:p>
      <text:p text:style-name="P10"><text:span text:style-name="Source_20_Text"><text:span text:style-name="T54">Dans assets, un ficher app.js est créé</text:span></text:span></text:p>
      <text:p text:style-name="P10"><text:span text:style-name="Source_20_Text"><text:span text:style-name="T54">Et dans assets/styles, un fichier app.css est créé</text:span></text:span></text:p>
      <text:p text:style-name="P10"><text:span text:style-name="Source_20_Text"><text:span text:style-name="T54">+</text:span></text:span></text:p>
      <text:p text:style-name="P10"><text:span text:style-name="Source_20_Text"><text:span text:style-name="T54">Si on regarde dans le Template base.html.twig, on voit qu’un nouveau tag est apparu : </text:span></text:span><text:span text:style-name="Source_20_Text"><text:span text:style-name="T36">{{ encore_entry_script_tags(</text:span></text:span><text:span text:style-name="Source_20_Text"><text:span text:style-name="T42">'app'</text:span></text:span><text:span text:style-name="Source_20_Text"><text:span text:style-name="T36">) }}</text:span></text:span></text:p>
      <text:p text:style-name="P10"><text:span text:style-name="Source_20_Text"><text:span text:style-name="T54">Il permet à Symfony de détecter que l’on utilise WebPack</text:span></text:span></text:p>
      <text:p text:style-name="P10"/>
      <text:p text:style-name="P10"/>
      <text:p text:style-name="P11"/>
      <text:p text:style-name="P10"><text:span text:style-name="Source_20_Text"><text:span text:style-name="T6">EVENTLISTENER ET EVENTSUBSCRIBER :</text:span></text:span></text:p>
      <text:p text:style-name="P10"/>
      <text:p text:style-name="P10"><text:span text:style-name="Source_20_Text"><text:span text:style-name="T54">Créer un dossier EventListener et un dossier EventSubscriber</text:span></text:span></text:p>
      <text:p text:style-name="P10"><text:span text:style-name="Source_20_Text"><text:span text:style-name="T54">+</text:span></text:span></text:p>
      <text:p text:style-name="P10"><text:span text:style-name="Source_20_Text"><text:span text:style-name="T54">(Voir le fichier dans SymRecipe : ExceptionListener.php qui est, à la base, un copier/coller de la doc Symfony</text:span></text:span></text:p>
      <text:p text:style-name="P10"><text:a xlink:type="simple" xlink:href="https://symfony.com/doc/current/event_dispatcher.html" office:target-frame-name="_top" xlink:show="replace" text:style-name="Internet_20_link" text:visited-style-name="Visited_20_Internet_20_Link"><text:span text:style-name="Source_20_Text">https://symfony.com/doc/current/event_dispatcher.html</text:span></text:a><text:span text:style-name="Source_20_Text"><text:span text:style-name="T54">)</text:span></text:span></text:p>
      <text:p text:style-name="P10"><text:span text:style-name="Source_20_Text"><text:span text:style-name="T54">+</text:span></text:span></text:p>
      <text:p text:style-name="P10"><text:span text:style-name="Source_20_Text"><text:span text:style-name="T54">Dans le fichier config/services.yaml, dans la partie App\: , copier :</text:span></text:span></text:p>
      <text:p text:style-name="Standard"><text:span text:style-name="Source_20_Text"><text:span text:style-name="T62">App\EventListener\ExceptionListener</text:span></text:span><text:span text:style-name="Source_20_Text"><text:span text:style-name="T36">:</text:span></text:span></text:p>
      <text:p text:style-name="P14"><text:span text:style-name="Police_20_par_20_défaut"><text:span text:style-name="T61"><text:tab/>tags</text:span></text:span><text:span text:style-name="Police_20_par_20_défaut"><text:span text:style-name="T35">: [</text:span></text:span><text:span text:style-name="Police_20_par_20_défaut"><text:span text:style-name="T41">kernel.event_listener</text:span></text:span><text:span text:style-name="Police_20_par_20_défaut"><text:span text:style-name="T35">]</text:span></text:span></text:p>
      <text:p text:style-name="P14"><text:span text:style-name="Source_20_Text"><text:span text:style-name="T54">+</text:span></text:span></text:p>
      <text:p text:style-name="P14"><text:span text:style-name="Source_20_Text"><text:span text:style-name="T54">Pour les EventSubscriber, voir SymRecipe</text:span></text:span></text:p>
      <text:p text:style-name="P14"><text:span text:style-name="Source_20_Text"><text:span text:style-name="T54">Commande pour en créer un : php bin/console make:subscriber</text:span></text:span></text:p>
      <text:p text:style-name="P18"/>
      <text:p text:style-name="P14"><text:span text:style-name="Source_20_Text"><text:span text:style-name="T54">2 méthodes différentes Listener/Subscriber</text:span></text:span></text:p>
      <text:p text:style-name="P14"><text:span text:style-name="Source_20_Text"><text:span text:style-name="T54">PAS de paramétrages aux niveau des fichiers de config (point positif) pour les Subscriber</text:span></text:span></text:p>
      <text:p text:style-name="P10"/>
      <text:p text:style-name="P10"/>
      <text:p text:style-name="P10"/>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nsolas" svg:font-family="Consolas" style:font-family-generic="modern" style:font-pitch="fixed"/>
    <style:font-face style:name="Droid Sans Mono" svg:font-family="'Droid Sans Mono'" style:font-family-generic="system"/>
    <style:font-face style:name="Fira Code" svg:font-family="'Fira Code'" style:font-family-generic="modern" style:font-pitch="fixed"/>
    <style:font-face style:name="Google Sans" svg:font-family="'Google Sans'" style:font-family-generic="system"/>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system" style:font-charset="x-symbol"/>
    <style:font-face style:name="Roboto" svg:font-family="Roboto, 'Noto Sans', ''Noto Sans'" style:font-family-generic="system"/>
    <style:font-face style:name="SFMono-Regular" svg:font-family="SFMono-Regular, Consolas, 'Libe" style:font-family-generic="system"/>
    <style:font-face style:name="Times New Roman" svg:font-family="'Times New Roman'" style:font-family-generic="roman" style:font-pitch="variable"/>
    <style:font-face style:name="apple-system" svg:font-family="apple-system, BlinkMacSystemFon" style:font-family-generic="system"/>
    <style:font-face style:name="apple-system1" svg:font-family="apple-system, system-ui, BlinkM" style:font-family-generic="system"/>
    <style:font-face style:name="ui-monospace" svg:font-family="ui-monospace, SFMono-Regular, '" style:font-family-generic="system"/>
    <style:font-face style:name="var font-family-monospace" svg:font-family="'var font-family-monospace'" style:font-family-generic="system"/>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Lien_20_hypertexte" style:display-name="Lien hypertexte" style:family="text" style:parent-style-name="Police_20_par_20_défaut">
      <style:text-properties fo:color="#0563c1" loext:opacity="100%" style:text-underline-style="solid" style:text-underline-width="auto" style:text-underline-color="font-color" style:text-underline-mode="continuous" style:text-overline-mode="continuous" style:text-line-through-mode="continuous"/>
    </style:style>
    <style:style style:name="Mention_20_non_20_résolue" style:display-name="Mention non résolue" style:family="text" style:parent-style-name="Police_20_par_20_défaut">
      <style:text-properties fo:color="#605e5c" loext:opacity="100%" fo:background-color="#e1dfdd"/>
    </style:style>
    <style:style style:name="Élevé" style:family="text" style:parent-style-name="Police_20_par_20_défaut">
      <style:text-properties fo:font-weight="bold" style:font-weight-asian="bold" style:font-weight-complex="bold"/>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4.2$Linux_X86_64 LibreOffice_project/40$Build-2</meta:generator>
    <meta:initial-creator>Pierre PETITIOT</meta:initial-creator>
    <meta:creation-date>2023-06-02T15:53:00Z</meta:creation-date>
    <dc:date>2023-06-05T09:34:32.104707766</dc:date>
    <meta:editing-cycles>4</meta:editing-cycles>
    <meta:editing-duration>PT11H18M48S</meta:editing-duration>
    <meta:document-statistic meta:table-count="0" meta:image-count="0" meta:object-count="0" meta:page-count="26" meta:paragraph-count="595" meta:word-count="4002" meta:character-count="27812" meta:non-whitespace-character-count="24272"/>
    <meta:template xlink:type="simple" xlink:actuate="onRequest" xlink:title="" xlink:href="Normal.dotm"/>
  </office:meta>
</office:document-meta>
</file>